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30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94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pixels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distance</text:p>
          </table:table-cell>
          <table:table-cell/>
          <table:table-cell table:style-name="ce1" office:value-type="string" calcext:value-type="string">
            <text:p>coords</text:p>
          </table:table-cell>
          <table:table-cell/>
          <table:table-cell table:style-name="ce2" office:value-type="string" calcext:value-type="string" table:number-columns-spanned="5" table:number-rows-spanned="1">
            <text:p>ABSOLUTE</text:p>
          </table:table-cell>
          <table:covered-table-cell table:number-columns-repeated="3"/>
          <table:covered-table-cell table:style-name="Default"/>
          <table:table-cell/>
          <table:table-cell table:style-name="ce2" office:value-type="string" calcext:value-type="string" table:number-columns-spanned="5" table:number-rows-spanned="1">
            <text:p>SCALE BY 0.5</text:p>
          </table:table-cell>
          <table:covered-table-cell table:style-name="Default"/>
          <table:covered-table-cell table:number-columns-repeated="3"/>
          <table:table-cell table:number-columns-repeated="2"/>
          <table:table-cell office:value-type="string" calcext:value-type="string">
            <text:p>px/cm (c/u)</text:p>
          </table:table-cell>
          <table:table-cell/>
          <table:table-cell office:value-type="string" calcext:value-type="string">
            <text:p>px/cm</text:p>
          </table:table-cell>
          <table:table-cell table:number-columns-repeated="7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.4" calcext:value-type="float">
            <text:p>51.4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style-name="ce1" table:formula="of:=COM.MICROSOFT.CONCAT(&quot;(&quot;; [.$A2]; &quot;, &quot;; [.$B2]; &quot;, &quot;; [.$C2]; &quot;)&quot;)" office:value-type="string" office:string-value="(514, 51.4, 76)" calcext:value-type="string">
            <text:p>(514, 51.4, 76)</text:p>
          </table:table-cell>
          <table:table-cell/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.4" calcext:value-type="float">
            <text:p>51.4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formula="of:=COM.MICROSOFT.CONCAT(&quot;(&quot;; [.$A2]; &quot;, &quot;; [.$B2]; &quot;, &quot;; [.$C2]; &quot;)&quot;)" office:value-type="string" office:string-value="(514, 51.4, 76)" calcext:value-type="string">
            <text:p>(514, 51.4, 76)</text:p>
          </table:table-cell>
          <table:table-cell/>
          <table:table-cell table:formula="of:=ROUND([.G2]*0.5)" office:value-type="float" office:value="257" calcext:value-type="float">
            <text:p>257</text:p>
          </table:table-cell>
          <table:table-cell table:formula="of:=[.H2]" office:value-type="float" office:value="51.4" calcext:value-type="float">
            <text:p>51.4</text:p>
          </table:table-cell>
          <table:table-cell table:style-name="ce1" table:formula="of:=[.I2]" office:value-type="float" office:value="76" calcext:value-type="float">
            <text:p>76</text:p>
          </table:table-cell>
          <table:table-cell table:style-name="ce1"/>
          <table:table-cell table:style-name="ce1" table:formula="of:=COM.MICROSOFT.CONCAT(&quot;(&quot;; [.M2]; &quot;, &quot;; [.N2]; &quot;, &quot;; [.O2]; &quot;)&quot;)" office:value-type="string" office:string-value="(257, 51.4, 76)" calcext:value-type="string">
            <text:p>(257, 51.4, 76)</text:p>
          </table:table-cell>
          <table:table-cell table:formula="of:=COM.MICROSOFT.CONCAT(&quot;(&quot;; [.O2]; &quot;, &quot;; [.M2]; &quot;, &quot;; [.N2]; &quot;)&quot;)" office:value-type="string" office:string-value="(76, 257, 51.4)" calcext:value-type="string">
            <text:p>(76, 257, 51.4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istance</text:p>
          </table:table-cell>
          <table:table-cell office:value-type="string" calcext:value-type="string">
            <text:p>px/cm</text:p>
          </table:table-cell>
          <table:table-cell/>
          <table:table-cell office:value-type="string" calcext:value-type="string">
            <text:p>distance*(px/cm)</text:p>
          </table:table-cell>
          <table:table-cell table:number-columns-repeated="2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style-name="ce1" table:formula="of:=COM.MICROSOFT.CONCAT(&quot;(&quot;; [.$A3]; &quot;, &quot;; [.$B3]; &quot;, &quot;; [.$C3]; &quot;)&quot;)" office:value-type="string" office:string-value="(257, 25.7, 76)" calcext:value-type="string">
            <text:p>(257, 25.7, 76)</text:p>
          </table:table-cell>
          <table:table-cell/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formula="of:=COM.MICROSOFT.CONCAT(&quot;(&quot;; [.$A3]; &quot;, &quot;; [.$B3]; &quot;, &quot;; [.$C3]; &quot;)&quot;)" office:value-type="string" office:string-value="(257, 25.7, 76)" calcext:value-type="string">
            <text:p>(257, 25.7, 76)</text:p>
          </table:table-cell>
          <table:table-cell/>
          <table:table-cell table:formula="of:=ROUND([.G3]*0.5)" office:value-type="float" office:value="129" calcext:value-type="float">
            <text:p>129</text:p>
          </table:table-cell>
          <table:table-cell table:formula="of:=[.H3]" office:value-type="float" office:value="25.7" calcext:value-type="float">
            <text:p>25.7</text:p>
          </table:table-cell>
          <table:table-cell table:style-name="ce1" table:formula="of:=[.I3]" office:value-type="float" office:value="76" calcext:value-type="float">
            <text:p>76</text:p>
          </table:table-cell>
          <table:table-cell table:style-name="ce1"/>
          <table:table-cell table:style-name="ce1" table:formula="of:=COM.MICROSOFT.CONCAT(&quot;(&quot;; [.M3]; &quot;, &quot;; [.N3]; &quot;, &quot;; [.O3]; &quot;)&quot;)" office:value-type="string" office:string-value="(129, 25.7, 76)" calcext:value-type="string">
            <text:p>(129, 25.7, 76)</text:p>
          </table:table-cell>
          <table:table-cell table:formula="of:=COM.MICROSOFT.CONCAT(&quot;(&quot;; [.O3]; &quot;, &quot;; [.M3]; &quot;, &quot;; [.N3]; &quot;)&quot;)" office:value-type="string" office:string-value="(76, 129, 25.7)" calcext:value-type="string">
            <text:p>(76, 129, 25.7)</text:p>
          </table:table-cell>
          <table:table-cell/>
          <table:table-cell table:formula="of:=[.M3]/[.N3]" office:value-type="float" office:value="5.01945525291829" calcext:value-type="float">
            <text:p>5.0194552529182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X3]*[.Y3]"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.85" calcext:value-type="float">
            <text:p>12.85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style-name="ce1" table:formula="of:=COM.MICROSOFT.CONCAT(&quot;(&quot;; [.$A4]; &quot;, &quot;; [.$B4]; &quot;, &quot;; [.$C4]; &quot;)&quot;)" office:value-type="string" office:string-value="(128, 12.85, 76)" calcext:value-type="string">
            <text:p>(128, 12.85, 76)</text:p>
          </table:table-cell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.85" calcext:value-type="float">
            <text:p>12.85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formula="of:=COM.MICROSOFT.CONCAT(&quot;(&quot;; [.$A4]; &quot;, &quot;; [.$B4]; &quot;, &quot;; [.$C4]; &quot;)&quot;)" office:value-type="string" office:string-value="(128, 12.85, 76)" calcext:value-type="string">
            <text:p>(128, 12.85, 76)</text:p>
          </table:table-cell>
          <table:table-cell/>
          <table:table-cell table:formula="of:=ROUND([.G4]*0.5)" office:value-type="float" office:value="64" calcext:value-type="float">
            <text:p>64</text:p>
          </table:table-cell>
          <table:table-cell table:formula="of:=[.H4]" office:value-type="float" office:value="12.85" calcext:value-type="float">
            <text:p>12.85</text:p>
          </table:table-cell>
          <table:table-cell table:style-name="ce1" table:formula="of:=[.I4]" office:value-type="float" office:value="76" calcext:value-type="float">
            <text:p>76</text:p>
          </table:table-cell>
          <table:table-cell table:style-name="ce1"/>
          <table:table-cell table:style-name="ce1" table:formula="of:=COM.MICROSOFT.CONCAT(&quot;(&quot;; [.M4]; &quot;, &quot;; [.N4]; &quot;, &quot;; [.O4]; &quot;)&quot;)" office:value-type="string" office:string-value="(64, 12.85, 76)" calcext:value-type="string">
            <text:p>(64, 12.85, 76)</text:p>
          </table:table-cell>
          <table:table-cell table:formula="of:=COM.MICROSOFT.CONCAT(&quot;(&quot;; [.O4]; &quot;, &quot;; [.M4]; &quot;, &quot;; [.N4]; &quot;)&quot;)" office:value-type="string" office:string-value="(76, 64, 12.85)" calcext:value-type="string">
            <text:p>(76, 64, 12.85)</text:p>
          </table:table-cell>
          <table:table-cell/>
          <table:table-cell table:formula="of:=[.M4]/[.N4]" office:value-type="float" office:value="4.98054474708171" calcext:value-type="float">
            <text:p>4.98054474708171</text:p>
          </table:table-cell>
          <table:table-cell/>
          <table:table-cell table:formula="of:=AVERAGE([.T2:.T7])" office:value-type="float" office:value="5" calcext:value-type="float">
            <text:p>5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V11]" office:value-type="float" office:value="3.99978667485835" calcext:value-type="float">
            <text:p>3.99978667485835</text:p>
          </table:table-cell>
          <table:table-cell/>
          <table:table-cell table:formula="of:=[.X4]*[.Y4]" office:value-type="float" office:value="375.979947436685" calcext:value-type="float">
            <text:p>375.979947436685</text:p>
          </table:table-cell>
          <table:table-cell table:number-columns-repeated="2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/>
          <table:table-cell table:style-name="ce1" table:formula="of:=COM.MICROSOFT.CONCAT(&quot;(&quot;; [.$A5]; &quot;, &quot;; [.$B5]; &quot;, &quot;; [.$C5]; &quot;)&quot;)" office:value-type="string" office:string-value="(760, 76, 76)" calcext:value-type="string">
            <text:p>(760, 76, 76)</text:p>
          </table:table-cell>
          <table:table-cell/>
          <table:table-cell table:style-name="ce1" office:value-type="float" office:value="760" calcext:value-type="float">
            <text:p>760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/>
          <table:table-cell table:formula="of:=COM.MICROSOFT.CONCAT(&quot;(&quot;; [.$A5]; &quot;, &quot;; [.$B5]; &quot;, &quot;; [.$C5]; &quot;)&quot;)" office:value-type="string" office:string-value="(760, 76, 76)" calcext:value-type="string">
            <text:p>(760, 76, 76)</text:p>
          </table:table-cell>
          <table:table-cell/>
          <table:table-cell table:formula="of:=ROUND([.G5]*0.5)" office:value-type="float" office:value="380" calcext:value-type="float">
            <text:p>380</text:p>
          </table:table-cell>
          <table:table-cell table:formula="of:=[.H5]" office:value-type="float" office:value="76" calcext:value-type="float">
            <text:p>76</text:p>
          </table:table-cell>
          <table:table-cell table:style-name="ce1" table:formula="of:=[.I5]" office:value-type="float" office:value="76" calcext:value-type="float">
            <text:p>76</text:p>
          </table:table-cell>
          <table:table-cell table:style-name="ce1"/>
          <table:table-cell table:style-name="ce1" table:formula="of:=COM.MICROSOFT.CONCAT(&quot;(&quot;; [.M5]; &quot;, &quot;; [.N5]; &quot;, &quot;; [.O5]; &quot;)&quot;)" office:value-type="string" office:string-value="(380, 76, 76)" calcext:value-type="string">
            <text:p>(380, 76, 76)</text:p>
          </table:table-cell>
          <table:table-cell table:formula="of:=COM.MICROSOFT.CONCAT(&quot;(&quot;; [.O5]; &quot;, &quot;; [.M5]; &quot;, &quot;; [.N5]; &quot;)&quot;)" office:value-type="string" office:string-value="(76, 380, 76)" calcext:value-type="string">
            <text:p>(76, 380, 76)</text:p>
          </table:table-cell>
          <table:table-cell/>
          <table:table-cell table:formula="of:=[.M5]/[.N5]" office:value-type="float" office:value="5" calcext:value-type="float">
            <text:p>5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[.V18]" office:value-type="float" office:value="3.55560959792477" calcext:value-type="float">
            <text:p>3.55560959792477</text:p>
          </table:table-cell>
          <table:table-cell/>
          <table:table-cell table:formula="of:=[.X5]*[.Y5]" office:value-type="float" office:value="380.450226977951" calcext:value-type="float">
            <text:p>380.450226977951</text:p>
          </table:table-cell>
          <table:table-cell table:number-columns-repeated="2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style-name="ce1" table:formula="of:=COM.MICROSOFT.CONCAT(&quot;(&quot;; [.$A6]; &quot;, &quot;; [.$B6]; &quot;, &quot;; [.$C6]; &quot;)&quot;)" office:value-type="string" office:string-value="(380, 38, 76)" calcext:value-type="string">
            <text:p>(380, 38, 76)</text:p>
          </table:table-cell>
          <table:table-cell/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formula="of:=COM.MICROSOFT.CONCAT(&quot;(&quot;; [.$A6]; &quot;, &quot;; [.$B6]; &quot;, &quot;; [.$C6]; &quot;)&quot;)" office:value-type="string" office:string-value="(380, 38, 76)" calcext:value-type="string">
            <text:p>(380, 38, 76)</text:p>
          </table:table-cell>
          <table:table-cell/>
          <table:table-cell table:formula="of:=ROUND([.G6]*0.5)" office:value-type="float" office:value="190" calcext:value-type="float">
            <text:p>190</text:p>
          </table:table-cell>
          <table:table-cell table:formula="of:=[.H6]" office:value-type="float" office:value="38" calcext:value-type="float">
            <text:p>38</text:p>
          </table:table-cell>
          <table:table-cell table:style-name="ce1" table:formula="of:=[.I6]" office:value-type="float" office:value="76" calcext:value-type="float">
            <text:p>76</text:p>
          </table:table-cell>
          <table:table-cell table:style-name="ce1"/>
          <table:table-cell table:style-name="ce1" table:formula="of:=COM.MICROSOFT.CONCAT(&quot;(&quot;; [.M6]; &quot;, &quot;; [.N6]; &quot;, &quot;; [.O6]; &quot;)&quot;)" office:value-type="string" office:string-value="(190, 38, 76)" calcext:value-type="string">
            <text:p>(190, 38, 76)</text:p>
          </table:table-cell>
          <table:table-cell table:formula="of:=COM.MICROSOFT.CONCAT(&quot;(&quot;; [.O6]; &quot;, &quot;; [.M6]; &quot;, &quot;; [.N6]; &quot;)&quot;)" office:value-type="string" office:string-value="(76, 190, 38)" calcext:value-type="string">
            <text:p>(76, 190, 38)</text:p>
          </table:table-cell>
          <table:table-cell/>
          <table:table-cell table:formula="of:=[.M6]/[.N6]" office:value-type="float" office:value="5" calcext:value-type="float">
            <text:p>5</text:p>
          </table:table-cell>
          <table:table-cell table:number-columns-repeated="3"/>
          <table:table-cell office:value-type="float" office:value="112.5" calcext:value-type="float">
            <text:p>112.5</text:p>
          </table:table-cell>
          <table:table-cell table:formula="of:=[.V25]" office:value-type="float" office:value="3.30195747149976" calcext:value-type="float">
            <text:p>3.30195747149976</text:p>
          </table:table-cell>
          <table:table-cell/>
          <table:table-cell table:formula="of:=[.X6]*[.Y6]" office:value-type="float" office:value="371.470215543723" calcext:value-type="float">
            <text:p>371.470215543723</text:p>
          </table:table-cell>
          <table:table-cell/>
          <table:table-cell table:formula="of:=AVERAGE([.AA3:.AA8])" office:value-type="float" office:value="374.797803319908" calcext:value-type="float">
            <office:annotation draw:style-name="gr1" draw:text-style-name="P2" svg:width="28.99mm" svg:height="96.81mm" svg:x="692.17mm" svg:y="7.57mm" draw:caption-point-x="-6.1mm" draw:caption-point-y="15.1mm">
              <dc:date>2018-06-25T00:00:00</dc:date>
              <text:p text:style-name="P1">Esta madrola es k, ver el espejo, se resume a:<text:line-break/><text:line-break/>ratio = k/d;<text:line-break/>ratio es pixel/centimetro con acento en la i bonito</text:p>
              <text:p text:style-name="P1"/>
              <text:p text:style-name="P1">O bien:</text:p>
              <text:p text:style-name="P1"/>
              <text:p text:style-name="P1">cm = d * p / k</text:p>
              <text:p text:style-name="P1"/>
              <text:p text:style-name="P1">cm: centimetros reales</text:p>
              <text:p text:style-name="P1"/>
              <text:p text:style-name="P1">d: distancia al objeto (cm)</text:p>
              <text:p text:style-name="P1"/>
              <text:p text:style-name="P1">p: # pixeles</text:p>
              <text:p text:style-name="P1"/>
              <text:p text:style-name="P1">k: pues la madre esa</text:p>
            </office:annotation>
            <text:p>374.797803319908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style-name="ce1" table:formula="of:=COM.MICROSOFT.CONCAT(&quot;(&quot;; [.$A7]; &quot;, &quot;; [.$B7]; &quot;, &quot;; [.$C7]; &quot;)&quot;)" office:value-type="string" office:string-value="(190, 19, 76)" calcext:value-type="string">
            <text:p>(190, 19, 76)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formula="of:=COM.MICROSOFT.CONCAT(&quot;(&quot;; [.$A7]; &quot;, &quot;; [.$B7]; &quot;, &quot;; [.$C7]; &quot;)&quot;)" office:value-type="string" office:string-value="(190, 19, 76)" calcext:value-type="string">
            <text:p>(190, 19, 76)</text:p>
          </table:table-cell>
          <table:table-cell/>
          <table:table-cell table:formula="of:=ROUND([.G7]*0.5)" office:value-type="float" office:value="95" calcext:value-type="float">
            <text:p>95</text:p>
          </table:table-cell>
          <table:table-cell table:formula="of:=[.H7]" office:value-type="float" office:value="19" calcext:value-type="float">
            <text:p>19</text:p>
          </table:table-cell>
          <table:table-cell table:style-name="ce1" table:formula="of:=[.I7]" office:value-type="float" office:value="76" calcext:value-type="float">
            <text:p>76</text:p>
          </table:table-cell>
          <table:table-cell table:style-name="ce1"/>
          <table:table-cell table:style-name="ce1" table:formula="of:=COM.MICROSOFT.CONCAT(&quot;(&quot;; [.M7]; &quot;, &quot;; [.N7]; &quot;, &quot;; [.O7]; &quot;)&quot;)" office:value-type="string" office:string-value="(95, 19, 76)" calcext:value-type="string">
            <text:p>(95, 19, 76)</text:p>
          </table:table-cell>
          <table:table-cell table:formula="of:=COM.MICROSOFT.CONCAT(&quot;(&quot;; [.O7]; &quot;, &quot;; [.M7]; &quot;, &quot;; [.N7]; &quot;)&quot;)" office:value-type="string" office:string-value="(76, 95, 19)" calcext:value-type="string">
            <text:p>(76, 95, 19)</text:p>
          </table:table-cell>
          <table:table-cell/>
          <table:table-cell table:formula="of:=[.M7]/[.N7]" office:value-type="float" office:value="5" calcext:value-type="float">
            <text:p>5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[.V32]" office:value-type="float" office:value="3.00596457096047" calcext:value-type="float">
            <text:p>3.00596457096047</text:p>
          </table:table-cell>
          <table:table-cell/>
          <table:table-cell table:formula="of:=[.X7]*[.Y7]" office:value-type="float" office:value="372.739606799099" calcext:value-type="float">
            <text:p>372.73960679909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Default"/>
          <table:table-cell table:number-columns-repeated="3"/>
          <table:table-cell table:style-name="ce1" table:number-columns-repeated="3"/>
          <table:table-cell table:number-columns-repeated="6"/>
          <table:table-cell office:value-type="float" office:value="133.5" calcext:value-type="float">
            <text:p>133.5</text:p>
          </table:table-cell>
          <table:table-cell table:formula="of:=[.V39]" office:value-type="float" office:value="2.75765410608233" calcext:value-type="float">
            <text:p>2.75765410608233</text:p>
          </table:table-cell>
          <table:table-cell/>
          <table:table-cell table:formula="of:=[.X8]*[.Y8]" office:value-type="float" office:value="368.146823161991" calcext:value-type="float">
            <text:p>368.14682316199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" office:value-type="float" office:value="51.4" calcext:value-type="float">
            <text:p>51.4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1" table:formula="of:=COM.MICROSOFT.CONCAT(&quot;(&quot;; [.$A9]; &quot;, &quot;; [.$B9]; &quot;, &quot;; [.$C9]; &quot;)&quot;)" office:value-type="string" office:string-value="(405, 51.4, 94)" calcext:value-type="string">
            <text:p>(405, 51.4, 94)</text:p>
          </table:table-cell>
          <table:table-cell/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51.4" calcext:value-type="float">
            <text:p>51.4</text:p>
          </table:table-cell>
          <table:table-cell table:style-name="ce1" office:value-type="float" office:value="94" calcext:value-type="float">
            <text:p>94</text:p>
          </table:table-cell>
          <table:table-cell/>
          <table:table-cell table:formula="of:=COM.MICROSOFT.CONCAT(&quot;(&quot;; [.G9]; &quot;, &quot;; [.H9]; &quot;, &quot;; [.I9]; &quot;)&quot;)" office:value-type="string" office:string-value="(407, 51.4, 94)" calcext:value-type="string">
            <text:p>(407, 51.4, 94)</text:p>
          </table:table-cell>
          <table:table-cell/>
          <table:table-cell table:formula="of:=ROUND([.G9]*0.5)" office:value-type="float" office:value="204" calcext:value-type="float">
            <text:p>204</text:p>
          </table:table-cell>
          <table:table-cell table:formula="of:=[.H9]" office:value-type="float" office:value="51.4" calcext:value-type="float">
            <text:p>51.4</text:p>
          </table:table-cell>
          <table:table-cell table:style-name="ce1" table:formula="of:=[.I9]" office:value-type="float" office:value="94" calcext:value-type="float">
            <text:p>94</text:p>
          </table:table-cell>
          <table:table-cell table:style-name="ce1"/>
          <table:table-cell table:style-name="ce1" table:formula="of:=COM.MICROSOFT.CONCAT(&quot;(&quot;; [.M9]; &quot;, &quot;; [.N9]; &quot;, &quot;; [.O9]; &quot;)&quot;)" office:value-type="string" office:string-value="(204, 51.4, 94)" calcext:value-type="string">
            <text:p>(204, 51.4, 94)</text:p>
          </table:table-cell>
          <table:table-cell table:formula="of:=COM.MICROSOFT.CONCAT(&quot;(&quot;; [.O9]; &quot;, &quot;; [.M9]; &quot;, &quot;; [.N9]; &quot;)&quot;)" office:value-type="string" office:string-value="(94, 204, 51.4)" calcext:value-type="string">
            <text:p>(94, 204, 51.4)</text:p>
          </table:table-cell>
          <table:table-cell/>
          <table:table-cell table:formula="of:=[.M9]/[.N9]" office:value-type="float" office:value="3.96887159533074" calcext:value-type="float">
            <text:p>3.96887159533074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 office:value-type="float" office:value="25.7" calcext:value-type="float">
            <text:p>25.7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1" table:formula="of:=COM.MICROSOFT.CONCAT(&quot;(&quot;; [.$A10]; &quot;, &quot;; [.$B10]; &quot;, &quot;; [.$C10]; &quot;)&quot;)" office:value-type="string" office:string-value="(207, 25.7, 94)" calcext:value-type="string">
            <text:p>(207, 25.7, 94)</text:p>
          </table:table-cell>
          <table:table-cell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94" calcext:value-type="float">
            <text:p>94</text:p>
          </table:table-cell>
          <table:table-cell/>
          <table:table-cell table:formula="of:=COM.MICROSOFT.CONCAT(&quot;(&quot;; [.G10]; &quot;, &quot;; [.H10]; &quot;, &quot;; [.I10]; &quot;)&quot;)" office:value-type="string" office:string-value="(204, 25.7, 94)" calcext:value-type="string">
            <text:p>(204, 25.7, 94)</text:p>
          </table:table-cell>
          <table:table-cell/>
          <table:table-cell table:formula="of:=ROUND([.G10]*0.5)" office:value-type="float" office:value="102" calcext:value-type="float">
            <text:p>102</text:p>
          </table:table-cell>
          <table:table-cell table:formula="of:=[.H10]" office:value-type="float" office:value="25.7" calcext:value-type="float">
            <text:p>25.7</text:p>
          </table:table-cell>
          <table:table-cell table:style-name="ce1" table:formula="of:=[.I10]" office:value-type="float" office:value="94" calcext:value-type="float">
            <text:p>94</text:p>
          </table:table-cell>
          <table:table-cell table:style-name="ce1"/>
          <table:table-cell table:style-name="ce1" table:formula="of:=COM.MICROSOFT.CONCAT(&quot;(&quot;; [.M10]; &quot;, &quot;; [.N10]; &quot;, &quot;; [.O10]; &quot;)&quot;)" office:value-type="string" office:string-value="(102, 25.7, 94)" calcext:value-type="string">
            <text:p>(102, 25.7, 94)</text:p>
          </table:table-cell>
          <table:table-cell table:formula="of:=COM.MICROSOFT.CONCAT(&quot;(&quot;; [.O10]; &quot;, &quot;; [.M10]; &quot;, &quot;; [.N10]; &quot;)&quot;)" office:value-type="string" office:string-value="(94, 102, 25.7)" calcext:value-type="string">
            <text:p>(94, 102, 25.7)</text:p>
          </table:table-cell>
          <table:table-cell/>
          <table:table-cell table:formula="of:=[.M10]/[.N10]" office:value-type="float" office:value="3.96887159533074" calcext:value-type="float">
            <text:p>3.9688715953307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12.85" calcext:value-type="float">
            <text:p>12.85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1" table:formula="of:=COM.MICROSOFT.CONCAT(&quot;(&quot;; [.$A11]; &quot;, &quot;; [.$B11]; &quot;, &quot;; [.$C11]; &quot;)&quot;)" office:value-type="string" office:string-value="(106, 12.85, 94)" calcext:value-type="string">
            <text:p>(106, 12.85, 94)</text:p>
          </table:table-cell>
          <table:table-cell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2.85" calcext:value-type="float">
            <text:p>12.85</text:p>
          </table:table-cell>
          <table:table-cell table:style-name="ce1" office:value-type="float" office:value="94" calcext:value-type="float">
            <text:p>94</text:p>
          </table:table-cell>
          <table:table-cell/>
          <table:table-cell table:formula="of:=COM.MICROSOFT.CONCAT(&quot;(&quot;; [.G11]; &quot;, &quot;; [.H11]; &quot;, &quot;; [.I11]; &quot;)&quot;)" office:value-type="string" office:string-value="(102, 12.85, 94)" calcext:value-type="string">
            <text:p>(102, 12.85, 94)</text:p>
          </table:table-cell>
          <table:table-cell/>
          <table:table-cell table:formula="of:=ROUND([.G11]*0.5)" office:value-type="float" office:value="51" calcext:value-type="float">
            <text:p>51</text:p>
          </table:table-cell>
          <table:table-cell table:formula="of:=[.H11]" office:value-type="float" office:value="12.85" calcext:value-type="float">
            <text:p>12.85</text:p>
          </table:table-cell>
          <table:table-cell table:style-name="ce1" table:formula="of:=[.I11]" office:value-type="float" office:value="94" calcext:value-type="float">
            <text:p>94</text:p>
          </table:table-cell>
          <table:table-cell table:style-name="ce1"/>
          <table:table-cell table:style-name="ce1" table:formula="of:=COM.MICROSOFT.CONCAT(&quot;(&quot;; [.M11]; &quot;, &quot;; [.N11]; &quot;, &quot;; [.O11]; &quot;)&quot;)" office:value-type="string" office:string-value="(51, 12.85, 94)" calcext:value-type="string">
            <text:p>(51, 12.85, 94)</text:p>
          </table:table-cell>
          <table:table-cell table:formula="of:=COM.MICROSOFT.CONCAT(&quot;(&quot;; [.O11]; &quot;, &quot;; [.M11]; &quot;, &quot;; [.N11]; &quot;)&quot;)" office:value-type="string" office:string-value="(94, 51, 12.85)" calcext:value-type="string">
            <text:p>(94, 51, 12.85)</text:p>
          </table:table-cell>
          <table:table-cell/>
          <table:table-cell table:formula="of:=[.M11]/[.N11]" office:value-type="float" office:value="3.96887159533074" calcext:value-type="float">
            <text:p>3.96887159533074</text:p>
          </table:table-cell>
          <table:table-cell/>
          <table:table-cell table:formula="of:=AVERAGE([.T9:.T14])" office:value-type="float" office:value="3.99978667485835" calcext:value-type="float">
            <text:p>3.99978667485835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1" table:formula="of:=COM.MICROSOFT.CONCAT(&quot;(&quot;; [.$A12]; &quot;, &quot;; [.$B12]; &quot;, &quot;; [.$C12]; &quot;)&quot;)" office:value-type="string" office:string-value="(627, 76, 94)" calcext:value-type="string">
            <text:p>(627, 76, 94)</text:p>
          </table:table-cell>
          <table:table-cell/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4" calcext:value-type="float">
            <text:p>94</text:p>
          </table:table-cell>
          <table:table-cell/>
          <table:table-cell table:formula="of:=COM.MICROSOFT.CONCAT(&quot;(&quot;; [.G12]; &quot;, &quot;; [.H12]; &quot;, &quot;; [.I12]; &quot;)&quot;)" office:value-type="string" office:string-value="(601, 76, 94)" calcext:value-type="string">
            <text:p>(601, 76, 94)</text:p>
          </table:table-cell>
          <table:table-cell/>
          <table:table-cell table:formula="of:=ROUND([.G12]*0.5)" office:value-type="float" office:value="301" calcext:value-type="float">
            <text:p>301</text:p>
          </table:table-cell>
          <table:table-cell table:formula="of:=[.H12]" office:value-type="float" office:value="76" calcext:value-type="float">
            <text:p>76</text:p>
          </table:table-cell>
          <table:table-cell table:style-name="ce1" table:formula="of:=[.I12]" office:value-type="float" office:value="94" calcext:value-type="float">
            <text:p>94</text:p>
          </table:table-cell>
          <table:table-cell table:style-name="ce1"/>
          <table:table-cell table:style-name="ce1" table:formula="of:=COM.MICROSOFT.CONCAT(&quot;(&quot;; [.M12]; &quot;, &quot;; [.N12]; &quot;, &quot;; [.O12]; &quot;)&quot;)" office:value-type="string" office:string-value="(301, 76, 94)" calcext:value-type="string">
            <text:p>(301, 76, 94)</text:p>
          </table:table-cell>
          <table:table-cell table:formula="of:=COM.MICROSOFT.CONCAT(&quot;(&quot;; [.O12]; &quot;, &quot;; [.M12]; &quot;, &quot;; [.N12]; &quot;)&quot;)" office:value-type="string" office:string-value="(94, 301, 76)" calcext:value-type="string">
            <text:p>(94, 301, 76)</text:p>
          </table:table-cell>
          <table:table-cell/>
          <table:table-cell table:formula="of:=[.M12]/[.N12]" office:value-type="float" office:value="3.96052631578947" calcext:value-type="float">
            <text:p>3.96052631578947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1" table:formula="of:=COM.MICROSOFT.CONCAT(&quot;(&quot;; [.$A13]; &quot;, &quot;; [.$B13]; &quot;, &quot;; [.$C13]; &quot;)&quot;)" office:value-type="string" office:string-value="(323, 38, 94)" calcext:value-type="string">
            <text:p>(323, 38, 94)</text:p>
          </table:table-cell>
          <table:table-cell/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4" calcext:value-type="float">
            <text:p>94</text:p>
          </table:table-cell>
          <table:table-cell/>
          <table:table-cell table:formula="of:=COM.MICROSOFT.CONCAT(&quot;(&quot;; [.G13]; &quot;, &quot;; [.H13]; &quot;, &quot;; [.I13]; &quot;)&quot;)" office:value-type="string" office:string-value="(305, 38, 94)" calcext:value-type="string">
            <text:p>(305, 38, 94)</text:p>
          </table:table-cell>
          <table:table-cell/>
          <table:table-cell table:formula="of:=ROUND([.G13]*0.5)" office:value-type="float" office:value="153" calcext:value-type="float">
            <text:p>153</text:p>
          </table:table-cell>
          <table:table-cell table:formula="of:=[.H13]" office:value-type="float" office:value="38" calcext:value-type="float">
            <text:p>38</text:p>
          </table:table-cell>
          <table:table-cell table:style-name="ce1" table:formula="of:=[.I13]" office:value-type="float" office:value="94" calcext:value-type="float">
            <text:p>94</text:p>
          </table:table-cell>
          <table:table-cell table:style-name="ce1"/>
          <table:table-cell table:style-name="ce1" table:formula="of:=COM.MICROSOFT.CONCAT(&quot;(&quot;; [.M13]; &quot;, &quot;; [.N13]; &quot;, &quot;; [.O13]; &quot;)&quot;)" office:value-type="string" office:string-value="(153, 38, 94)" calcext:value-type="string">
            <text:p>(153, 38, 94)</text:p>
          </table:table-cell>
          <table:table-cell table:formula="of:=COM.MICROSOFT.CONCAT(&quot;(&quot;; [.O13]; &quot;, &quot;; [.M13]; &quot;, &quot;; [.N13]; &quot;)&quot;)" office:value-type="string" office:string-value="(94, 153, 38)" calcext:value-type="string">
            <text:p>(94, 153, 38)</text:p>
          </table:table-cell>
          <table:table-cell/>
          <table:table-cell table:formula="of:=[.M13]/[.N13]" office:value-type="float" office:value="4.02631578947368" calcext:value-type="float">
            <text:p>4.02631578947368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1" table:formula="of:=COM.MICROSOFT.CONCAT(&quot;(&quot;; [.$A14]; &quot;, &quot;; [.$B14]; &quot;, &quot;; [.$C14]; &quot;)&quot;)" office:value-type="string" office:string-value="(161, 19, 94)" calcext:value-type="string">
            <text:p>(161, 19, 94)</text:p>
          </table:table-cell>
          <table:table-cell/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4" calcext:value-type="float">
            <text:p>94</text:p>
          </table:table-cell>
          <table:table-cell/>
          <table:table-cell table:formula="of:=COM.MICROSOFT.CONCAT(&quot;(&quot;; [.G14]; &quot;, &quot;; [.H14]; &quot;, &quot;; [.I14]; &quot;)&quot;)" office:value-type="string" office:string-value="(155, 19, 94)" calcext:value-type="string">
            <text:p>(155, 19, 94)</text:p>
          </table:table-cell>
          <table:table-cell/>
          <table:table-cell table:formula="of:=ROUND([.G14]*0.5)" office:value-type="float" office:value="78" calcext:value-type="float">
            <text:p>78</text:p>
          </table:table-cell>
          <table:table-cell table:formula="of:=[.H14]" office:value-type="float" office:value="19" calcext:value-type="float">
            <text:p>19</text:p>
          </table:table-cell>
          <table:table-cell table:style-name="ce1" table:formula="of:=[.I14]" office:value-type="float" office:value="94" calcext:value-type="float">
            <text:p>94</text:p>
          </table:table-cell>
          <table:table-cell table:style-name="ce1"/>
          <table:table-cell table:style-name="ce1" table:formula="of:=COM.MICROSOFT.CONCAT(&quot;(&quot;; [.M14]; &quot;, &quot;; [.N14]; &quot;, &quot;; [.O14]; &quot;)&quot;)" office:value-type="string" office:string-value="(78, 19, 94)" calcext:value-type="string">
            <text:p>(78, 19, 94)</text:p>
          </table:table-cell>
          <table:table-cell table:formula="of:=COM.MICROSOFT.CONCAT(&quot;(&quot;; [.O14]; &quot;, &quot;; [.M14]; &quot;, &quot;; [.N14]; &quot;)&quot;)" office:value-type="string" office:string-value="(94, 78, 19)" calcext:value-type="string">
            <text:p>(94, 78, 19)</text:p>
          </table:table-cell>
          <table:table-cell/>
          <table:table-cell table:formula="of:=[.M14]/[.N14]" office:value-type="float" office:value="4.10526315789474" calcext:value-type="float">
            <text:p>4.10526315789474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 office:value-type="float" office:value="51.4" calcext:value-type="float">
            <text:p>51.4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51.4" calcext:value-type="float">
            <text:p>51.4</text:p>
          </table:table-cell>
          <table:table-cell table:style-name="ce1" office:value-type="float" office:value="107" calcext:value-type="float">
            <text:p>107</text:p>
          </table:table-cell>
          <table:table-cell/>
          <table:table-cell table:formula="of:=COM.MICROSOFT.CONCAT(&quot;(&quot;; [.G16]; &quot;, &quot;; [.H16]; &quot;, &quot;; [.I16]; &quot;)&quot;)" office:value-type="string" office:string-value="(363, 51.4, 107)" calcext:value-type="string">
            <text:p>(363, 51.4, 107)</text:p>
          </table:table-cell>
          <table:table-cell/>
          <table:table-cell table:formula="of:=ROUND([.G16]*0.5)" office:value-type="float" office:value="182" calcext:value-type="float">
            <text:p>182</text:p>
          </table:table-cell>
          <table:table-cell table:formula="of:=[.H16]" office:value-type="float" office:value="51.4" calcext:value-type="float">
            <text:p>51.4</text:p>
          </table:table-cell>
          <table:table-cell table:style-name="ce1" table:formula="of:=[.I16]" office:value-type="float" office:value="107" calcext:value-type="float">
            <text:p>107</text:p>
          </table:table-cell>
          <table:table-cell table:style-name="ce1"/>
          <table:table-cell table:style-name="ce1" table:formula="of:=COM.MICROSOFT.CONCAT(&quot;(&quot;; [.M16]; &quot;, &quot;; [.N16]; &quot;, &quot;; [.O16]; &quot;)&quot;)" office:value-type="string" office:string-value="(182, 51.4, 107)" calcext:value-type="string">
            <text:p>(182, 51.4, 107)</text:p>
          </table:table-cell>
          <table:table-cell table:formula="of:=COM.MICROSOFT.CONCAT(&quot;(&quot;; [.O16]; &quot;, &quot;; [.M16]; &quot;, &quot;; [.N16]; &quot;)&quot;)" office:value-type="string" office:string-value="(107, 182, 51.4)" calcext:value-type="string">
            <text:p>(107, 182, 51.4)</text:p>
          </table:table-cell>
          <table:table-cell/>
          <table:table-cell table:formula="of:=[.M16]/[.N16]" office:value-type="float" office:value="3.5408560311284" calcext:value-type="float">
            <text:p>3.5408560311284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 office:value-type="float" office:value="25.7" calcext:value-type="float">
            <text:p>25.7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107" calcext:value-type="float">
            <text:p>107</text:p>
          </table:table-cell>
          <table:table-cell/>
          <table:table-cell table:formula="of:=COM.MICROSOFT.CONCAT(&quot;(&quot;; [.G17]; &quot;, &quot;; [.H17]; &quot;, &quot;; [.I17]; &quot;)&quot;)" office:value-type="string" office:string-value="(182, 25.7, 107)" calcext:value-type="string">
            <text:p>(182, 25.7, 107)</text:p>
          </table:table-cell>
          <table:table-cell/>
          <table:table-cell table:formula="of:=ROUND([.G17]*0.5)" office:value-type="float" office:value="91" calcext:value-type="float">
            <text:p>91</text:p>
          </table:table-cell>
          <table:table-cell table:formula="of:=[.H17]" office:value-type="float" office:value="25.7" calcext:value-type="float">
            <text:p>25.7</text:p>
          </table:table-cell>
          <table:table-cell table:style-name="ce1" table:formula="of:=[.I17]" office:value-type="float" office:value="107" calcext:value-type="float">
            <text:p>107</text:p>
          </table:table-cell>
          <table:table-cell table:style-name="ce1"/>
          <table:table-cell table:style-name="ce1" table:formula="of:=COM.MICROSOFT.CONCAT(&quot;(&quot;; [.M17]; &quot;, &quot;; [.N17]; &quot;, &quot;; [.O17]; &quot;)&quot;)" office:value-type="string" office:string-value="(91, 25.7, 107)" calcext:value-type="string">
            <text:p>(91, 25.7, 107)</text:p>
          </table:table-cell>
          <table:table-cell table:formula="of:=COM.MICROSOFT.CONCAT(&quot;(&quot;; [.O17]; &quot;, &quot;; [.M17]; &quot;, &quot;; [.N17]; &quot;)&quot;)" office:value-type="string" office:string-value="(107, 91, 25.7)" calcext:value-type="string">
            <text:p>(107, 91, 25.7)</text:p>
          </table:table-cell>
          <table:table-cell/>
          <table:table-cell table:formula="of:=[.M17]/[.N17]" office:value-type="float" office:value="3.5408560311284" calcext:value-type="float">
            <text:p>3.540856031128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12.85" calcext:value-type="float">
            <text:p>12.85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.85" calcext:value-type="float">
            <text:p>12.85</text:p>
          </table:table-cell>
          <table:table-cell table:style-name="ce1" office:value-type="float" office:value="107" calcext:value-type="float">
            <text:p>107</text:p>
          </table:table-cell>
          <table:table-cell/>
          <table:table-cell table:formula="of:=COM.MICROSOFT.CONCAT(&quot;(&quot;; [.G18]; &quot;, &quot;; [.H18]; &quot;, &quot;; [.I18]; &quot;)&quot;)" office:value-type="string" office:string-value="(90, 12.85, 107)" calcext:value-type="string">
            <text:p>(90, 12.85, 107)</text:p>
          </table:table-cell>
          <table:table-cell/>
          <table:table-cell table:formula="of:=ROUND([.G18]*0.5)" office:value-type="float" office:value="45" calcext:value-type="float">
            <text:p>45</text:p>
          </table:table-cell>
          <table:table-cell table:formula="of:=[.H18]" office:value-type="float" office:value="12.85" calcext:value-type="float">
            <text:p>12.85</text:p>
          </table:table-cell>
          <table:table-cell table:style-name="ce1" table:formula="of:=[.I18]" office:value-type="float" office:value="107" calcext:value-type="float">
            <text:p>107</text:p>
          </table:table-cell>
          <table:table-cell table:style-name="ce1"/>
          <table:table-cell table:style-name="ce1" table:formula="of:=COM.MICROSOFT.CONCAT(&quot;(&quot;; [.M18]; &quot;, &quot;; [.N18]; &quot;, &quot;; [.O18]; &quot;)&quot;)" office:value-type="string" office:string-value="(45, 12.85, 107)" calcext:value-type="string">
            <text:p>(45, 12.85, 107)</text:p>
          </table:table-cell>
          <table:table-cell table:formula="of:=COM.MICROSOFT.CONCAT(&quot;(&quot;; [.O18]; &quot;, &quot;; [.M18]; &quot;, &quot;; [.N18]; &quot;)&quot;)" office:value-type="string" office:string-value="(107, 45, 12.85)" calcext:value-type="string">
            <text:p>(107, 45, 12.85)</text:p>
          </table:table-cell>
          <table:table-cell/>
          <table:table-cell table:formula="of:=[.M18]/[.N18]" office:value-type="float" office:value="3.50194552529183" calcext:value-type="float">
            <text:p>3.50194552529183</text:p>
          </table:table-cell>
          <table:table-cell/>
          <table:table-cell table:formula="of:=AVERAGE([.T16:.T21])" office:value-type="float" office:value="3.55560959792477" calcext:value-type="float">
            <text:p>3.55560959792477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07" calcext:value-type="float">
            <text:p>107</text:p>
          </table:table-cell>
          <table:table-cell/>
          <table:table-cell table:formula="of:=COM.MICROSOFT.CONCAT(&quot;(&quot;; [.G19]; &quot;, &quot;; [.H19]; &quot;, &quot;; [.I19]; &quot;)&quot;)" office:value-type="string" office:string-value="(545, 76, 107)" calcext:value-type="string">
            <text:p>(545, 76, 107)</text:p>
          </table:table-cell>
          <table:table-cell/>
          <table:table-cell table:formula="of:=ROUND([.G19]*0.5)" office:value-type="float" office:value="273" calcext:value-type="float">
            <text:p>273</text:p>
          </table:table-cell>
          <table:table-cell table:formula="of:=[.H19]" office:value-type="float" office:value="76" calcext:value-type="float">
            <text:p>76</text:p>
          </table:table-cell>
          <table:table-cell table:style-name="ce1" table:formula="of:=[.I19]" office:value-type="float" office:value="107" calcext:value-type="float">
            <text:p>107</text:p>
          </table:table-cell>
          <table:table-cell table:style-name="ce1"/>
          <table:table-cell table:style-name="ce1" table:formula="of:=COM.MICROSOFT.CONCAT(&quot;(&quot;; [.M19]; &quot;, &quot;; [.N19]; &quot;, &quot;; [.O19]; &quot;)&quot;)" office:value-type="string" office:string-value="(273, 76, 107)" calcext:value-type="string">
            <text:p>(273, 76, 107)</text:p>
          </table:table-cell>
          <table:table-cell table:formula="of:=COM.MICROSOFT.CONCAT(&quot;(&quot;; [.O19]; &quot;, &quot;; [.M19]; &quot;, &quot;; [.N19]; &quot;)&quot;)" office:value-type="string" office:string-value="(107, 273, 76)" calcext:value-type="string">
            <text:p>(107, 273, 76)</text:p>
          </table:table-cell>
          <table:table-cell/>
          <table:table-cell table:formula="of:=[.M19]/[.N19]" office:value-type="float" office:value="3.59210526315789" calcext:value-type="float">
            <text:p>3.59210526315789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07" calcext:value-type="float">
            <text:p>107</text:p>
          </table:table-cell>
          <table:table-cell/>
          <table:table-cell table:formula="of:=COM.MICROSOFT.CONCAT(&quot;(&quot;; [.G20]; &quot;, &quot;; [.H20]; &quot;, &quot;; [.I20]; &quot;)&quot;)" office:value-type="string" office:string-value="(271, 38, 107)" calcext:value-type="string">
            <text:p>(271, 38, 107)</text:p>
          </table:table-cell>
          <table:table-cell/>
          <table:table-cell table:formula="of:=ROUND([.G20]*0.5)" office:value-type="float" office:value="136" calcext:value-type="float">
            <text:p>136</text:p>
          </table:table-cell>
          <table:table-cell table:formula="of:=[.H20]" office:value-type="float" office:value="38" calcext:value-type="float">
            <text:p>38</text:p>
          </table:table-cell>
          <table:table-cell table:style-name="ce1" table:formula="of:=[.I20]" office:value-type="float" office:value="107" calcext:value-type="float">
            <text:p>107</text:p>
          </table:table-cell>
          <table:table-cell table:style-name="ce1"/>
          <table:table-cell table:style-name="ce1" table:formula="of:=COM.MICROSOFT.CONCAT(&quot;(&quot;; [.M20]; &quot;, &quot;; [.N20]; &quot;, &quot;; [.O20]; &quot;)&quot;)" office:value-type="string" office:string-value="(136, 38, 107)" calcext:value-type="string">
            <text:p>(136, 38, 107)</text:p>
          </table:table-cell>
          <table:table-cell table:formula="of:=COM.MICROSOFT.CONCAT(&quot;(&quot;; [.O20]; &quot;, &quot;; [.M20]; &quot;, &quot;; [.N20]; &quot;)&quot;)" office:value-type="string" office:string-value="(107, 136, 38)" calcext:value-type="string">
            <text:p>(107, 136, 38)</text:p>
          </table:table-cell>
          <table:table-cell/>
          <table:table-cell table:formula="of:=[.M20]/[.N20]" office:value-type="float" office:value="3.57894736842105" calcext:value-type="float">
            <text:p>3.57894736842105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7" calcext:value-type="float">
            <text:p>107</text:p>
          </table:table-cell>
          <table:table-cell/>
          <table:table-cell table:formula="of:=COM.MICROSOFT.CONCAT(&quot;(&quot;; [.G21]; &quot;, &quot;; [.H21]; &quot;, &quot;; [.I21]; &quot;)&quot;)" office:value-type="string" office:string-value="(135, 19, 107)" calcext:value-type="string">
            <text:p>(135, 19, 107)</text:p>
          </table:table-cell>
          <table:table-cell/>
          <table:table-cell table:formula="of:=ROUND([.G21]*0.5)" office:value-type="float" office:value="68" calcext:value-type="float">
            <text:p>68</text:p>
          </table:table-cell>
          <table:table-cell table:formula="of:=[.H21]" office:value-type="float" office:value="19" calcext:value-type="float">
            <text:p>19</text:p>
          </table:table-cell>
          <table:table-cell table:style-name="ce1" table:formula="of:=[.I21]" office:value-type="float" office:value="107" calcext:value-type="float">
            <text:p>107</text:p>
          </table:table-cell>
          <table:table-cell table:style-name="ce1"/>
          <table:table-cell table:style-name="ce1" table:formula="of:=COM.MICROSOFT.CONCAT(&quot;(&quot;; [.M21]; &quot;, &quot;; [.N21]; &quot;, &quot;; [.O21]; &quot;)&quot;)" office:value-type="string" office:string-value="(68, 19, 107)" calcext:value-type="string">
            <text:p>(68, 19, 107)</text:p>
          </table:table-cell>
          <table:table-cell table:formula="of:=COM.MICROSOFT.CONCAT(&quot;(&quot;; [.O21]; &quot;, &quot;; [.M21]; &quot;, &quot;; [.N21]; &quot;)&quot;)" office:value-type="string" office:string-value="(107, 68, 19)" calcext:value-type="string">
            <text:p>(107, 68, 19)</text:p>
          </table:table-cell>
          <table:table-cell/>
          <table:table-cell table:formula="of:=[.M21]/[.N21]" office:value-type="float" office:value="3.57894736842105" calcext:value-type="float">
            <text:p>3.57894736842105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1.4" calcext:value-type="float">
            <text:p>51.4</text:p>
          </table:table-cell>
          <table:table-cell table:style-name="ce1" office:value-type="float" office:value="112.5" calcext:value-type="float">
            <text:p>112.5</text:p>
          </table:table-cell>
          <table:table-cell/>
          <table:table-cell table:formula="of:=COM.MICROSOFT.CONCAT(&quot;(&quot;; [.G23]; &quot;, &quot;; [.H23]; &quot;, &quot;; [.I23]; &quot;)&quot;)" office:value-type="string" office:string-value="(329, 51.4, 112.5)" calcext:value-type="string">
            <text:p>(329, 51.4, 112.5)</text:p>
          </table:table-cell>
          <table:table-cell/>
          <table:table-cell table:formula="of:=ROUND([.G23]*0.5)" office:value-type="float" office:value="165" calcext:value-type="float">
            <text:p>165</text:p>
          </table:table-cell>
          <table:table-cell table:formula="of:=[.H23]" office:value-type="float" office:value="51.4" calcext:value-type="float">
            <text:p>51.4</text:p>
          </table:table-cell>
          <table:table-cell table:style-name="ce1" table:formula="of:=[.I23]" office:value-type="float" office:value="112.5" calcext:value-type="float">
            <text:p>112.5</text:p>
          </table:table-cell>
          <table:table-cell table:style-name="ce1"/>
          <table:table-cell table:style-name="ce1" table:formula="of:=COM.MICROSOFT.CONCAT(&quot;(&quot;; [.M23]; &quot;, &quot;; [.N23]; &quot;, &quot;; [.O23]; &quot;)&quot;)" office:value-type="string" office:string-value="(165, 51.4, 112.5)" calcext:value-type="string">
            <text:p>(165, 51.4, 112.5)</text:p>
          </table:table-cell>
          <table:table-cell table:formula="of:=COM.MICROSOFT.CONCAT(&quot;(&quot;; [.O23]; &quot;, &quot;; [.M23]; &quot;, &quot;; [.N23]; &quot;)&quot;)" office:value-type="string" office:string-value="(112.5, 165, 51.4)" calcext:value-type="string">
            <text:p>(112.5, 165, 51.4)</text:p>
          </table:table-cell>
          <table:table-cell/>
          <table:table-cell table:formula="of:=[.M23]/[.N23]" office:value-type="float" office:value="3.21011673151751" calcext:value-type="float">
            <text:p>3.21011673151751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112.5" calcext:value-type="float">
            <text:p>112.5</text:p>
          </table:table-cell>
          <table:table-cell/>
          <table:table-cell table:formula="of:=COM.MICROSOFT.CONCAT(&quot;(&quot;; [.G24]; &quot;, &quot;; [.H24]; &quot;, &quot;; [.I24]; &quot;)&quot;)" office:value-type="string" office:string-value="(167, 25.7, 112.5)" calcext:value-type="string">
            <text:p>(167, 25.7, 112.5)</text:p>
          </table:table-cell>
          <table:table-cell/>
          <table:table-cell table:formula="of:=ROUND([.G24]*0.5)" office:value-type="float" office:value="84" calcext:value-type="float">
            <text:p>84</text:p>
          </table:table-cell>
          <table:table-cell table:formula="of:=[.H24]" office:value-type="float" office:value="25.7" calcext:value-type="float">
            <text:p>25.7</text:p>
          </table:table-cell>
          <table:table-cell table:style-name="ce1" table:formula="of:=[.I24]" office:value-type="float" office:value="112.5" calcext:value-type="float">
            <text:p>112.5</text:p>
          </table:table-cell>
          <table:table-cell table:style-name="ce1"/>
          <table:table-cell table:style-name="ce1" table:formula="of:=COM.MICROSOFT.CONCAT(&quot;(&quot;; [.M24]; &quot;, &quot;; [.N24]; &quot;, &quot;; [.O24]; &quot;)&quot;)" office:value-type="string" office:string-value="(84, 25.7, 112.5)" calcext:value-type="string">
            <text:p>(84, 25.7, 112.5)</text:p>
          </table:table-cell>
          <table:table-cell table:formula="of:=COM.MICROSOFT.CONCAT(&quot;(&quot;; [.O24]; &quot;, &quot;; [.M24]; &quot;, &quot;; [.N24]; &quot;)&quot;)" office:value-type="string" office:string-value="(112.5, 84, 25.7)" calcext:value-type="string">
            <text:p>(112.5, 84, 25.7)</text:p>
          </table:table-cell>
          <table:table-cell/>
          <table:table-cell table:formula="of:=[.M24]/[.N24]" office:value-type="float" office:value="3.26848249027237" calcext:value-type="float">
            <text:p>3.26848249027237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float" office:value="12.85" calcext:value-type="float">
            <text:p>12.85</text:p>
          </table:table-cell>
          <table:table-cell table:style-name="ce1" office:value-type="float" office:value="112.5" calcext:value-type="float">
            <text:p>112.5</text:p>
          </table:table-cell>
          <table:table-cell/>
          <table:table-cell table:formula="of:=COM.MICROSOFT.CONCAT(&quot;(&quot;; [.G25]; &quot;, &quot;; [.H25]; &quot;, &quot;; [.I25]; &quot;)&quot;)" office:value-type="string" office:string-value="(85, 12.85, 112.5)" calcext:value-type="string">
            <text:p>(85, 12.85, 112.5)</text:p>
          </table:table-cell>
          <table:table-cell/>
          <table:table-cell table:formula="of:=ROUND([.G25]*0.5)" office:value-type="float" office:value="43" calcext:value-type="float">
            <text:p>43</text:p>
          </table:table-cell>
          <table:table-cell table:formula="of:=[.H25]" office:value-type="float" office:value="12.85" calcext:value-type="float">
            <text:p>12.85</text:p>
          </table:table-cell>
          <table:table-cell table:style-name="ce1" table:formula="of:=[.I25]" office:value-type="float" office:value="112.5" calcext:value-type="float">
            <text:p>112.5</text:p>
          </table:table-cell>
          <table:table-cell table:style-name="ce1"/>
          <table:table-cell table:style-name="ce1" table:formula="of:=COM.MICROSOFT.CONCAT(&quot;(&quot;; [.M25]; &quot;, &quot;; [.N25]; &quot;, &quot;; [.O25]; &quot;)&quot;)" office:value-type="string" office:string-value="(43, 12.85, 112.5)" calcext:value-type="string">
            <text:p>(43, 12.85, 112.5)</text:p>
          </table:table-cell>
          <table:table-cell table:formula="of:=COM.MICROSOFT.CONCAT(&quot;(&quot;; [.O25]; &quot;, &quot;; [.M25]; &quot;, &quot;; [.N25]; &quot;)&quot;)" office:value-type="string" office:string-value="(112.5, 43, 12.85)" calcext:value-type="string">
            <text:p>(112.5, 43, 12.85)</text:p>
          </table:table-cell>
          <table:table-cell/>
          <table:table-cell table:formula="of:=[.M25]/[.N25]" office:value-type="float" office:value="3.34630350194553" calcext:value-type="float">
            <text:p>3.34630350194553</text:p>
          </table:table-cell>
          <table:table-cell/>
          <table:table-cell table:formula="of:=AVERAGE([.T23:.T28])" office:value-type="float" office:value="3.30195747149976" calcext:value-type="float">
            <text:p>3.30195747149976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12.5" calcext:value-type="float">
            <text:p>112.5</text:p>
          </table:table-cell>
          <table:table-cell/>
          <table:table-cell table:formula="of:=COM.MICROSOFT.CONCAT(&quot;(&quot;; [.G26]; &quot;, &quot;; [.H26]; &quot;, &quot;; [.I26]; &quot;)&quot;)" office:value-type="string" office:string-value="(497, 76, 112.5)" calcext:value-type="string">
            <text:p>(497, 76, 112.5)</text:p>
          </table:table-cell>
          <table:table-cell/>
          <table:table-cell table:formula="of:=ROUND([.G26]*0.5)" office:value-type="float" office:value="249" calcext:value-type="float">
            <text:p>249</text:p>
          </table:table-cell>
          <table:table-cell table:formula="of:=[.H26]" office:value-type="float" office:value="76" calcext:value-type="float">
            <text:p>76</text:p>
          </table:table-cell>
          <table:table-cell table:style-name="ce1" table:formula="of:=[.I26]" office:value-type="float" office:value="112.5" calcext:value-type="float">
            <text:p>112.5</text:p>
          </table:table-cell>
          <table:table-cell table:style-name="ce1"/>
          <table:table-cell table:style-name="ce1" table:formula="of:=COM.MICROSOFT.CONCAT(&quot;(&quot;; [.M26]; &quot;, &quot;; [.N26]; &quot;, &quot;; [.O26]; &quot;)&quot;)" office:value-type="string" office:string-value="(249, 76, 112.5)" calcext:value-type="string">
            <text:p>(249, 76, 112.5)</text:p>
          </table:table-cell>
          <table:table-cell table:formula="of:=COM.MICROSOFT.CONCAT(&quot;(&quot;; [.O26]; &quot;, &quot;; [.M26]; &quot;, &quot;; [.N26]; &quot;)&quot;)" office:value-type="string" office:string-value="(112.5, 249, 76)" calcext:value-type="string">
            <text:p>(112.5, 249, 76)</text:p>
          </table:table-cell>
          <table:table-cell/>
          <table:table-cell table:formula="of:=[.M26]/[.N26]" office:value-type="float" office:value="3.27631578947368" calcext:value-type="float">
            <text:p>3.27631578947368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2.5" calcext:value-type="float">
            <text:p>112.5</text:p>
          </table:table-cell>
          <table:table-cell/>
          <table:table-cell table:formula="of:=COM.MICROSOFT.CONCAT(&quot;(&quot;; [.G27]; &quot;, &quot;; [.H27]; &quot;, &quot;; [.I27]; &quot;)&quot;)" office:value-type="string" office:string-value="(253, 38, 112.5)" calcext:value-type="string">
            <text:p>(253, 38, 112.5)</text:p>
          </table:table-cell>
          <table:table-cell/>
          <table:table-cell table:formula="of:=ROUND([.G27]*0.5)" office:value-type="float" office:value="127" calcext:value-type="float">
            <text:p>127</text:p>
          </table:table-cell>
          <table:table-cell table:formula="of:=[.H27]" office:value-type="float" office:value="38" calcext:value-type="float">
            <text:p>38</text:p>
          </table:table-cell>
          <table:table-cell table:style-name="ce1" table:formula="of:=[.I27]" office:value-type="float" office:value="112.5" calcext:value-type="float">
            <text:p>112.5</text:p>
          </table:table-cell>
          <table:table-cell table:style-name="ce1"/>
          <table:table-cell table:style-name="ce1" table:formula="of:=COM.MICROSOFT.CONCAT(&quot;(&quot;; [.M27]; &quot;, &quot;; [.N27]; &quot;, &quot;; [.O27]; &quot;)&quot;)" office:value-type="string" office:string-value="(127, 38, 112.5)" calcext:value-type="string">
            <text:p>(127, 38, 112.5)</text:p>
          </table:table-cell>
          <table:table-cell table:formula="of:=COM.MICROSOFT.CONCAT(&quot;(&quot;; [.O27]; &quot;, &quot;; [.M27]; &quot;, &quot;; [.N27]; &quot;)&quot;)" office:value-type="string" office:string-value="(112.5, 127, 38)" calcext:value-type="string">
            <text:p>(112.5, 127, 38)</text:p>
          </table:table-cell>
          <table:table-cell/>
          <table:table-cell table:formula="of:=[.M27]/[.N27]" office:value-type="float" office:value="3.34210526315789" calcext:value-type="float">
            <text:p>3.34210526315789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2.5" calcext:value-type="float">
            <text:p>112.5</text:p>
          </table:table-cell>
          <table:table-cell/>
          <table:table-cell table:formula="of:=COM.MICROSOFT.CONCAT(&quot;(&quot;; [.G28]; &quot;, &quot;; [.H28]; &quot;, &quot;; [.I28]; &quot;)&quot;)" office:value-type="string" office:string-value="(127, 19, 112.5)" calcext:value-type="string">
            <text:p>(127, 19, 112.5)</text:p>
          </table:table-cell>
          <table:table-cell/>
          <table:table-cell table:formula="of:=ROUND([.G28]*0.5)" office:value-type="float" office:value="64" calcext:value-type="float">
            <text:p>64</text:p>
          </table:table-cell>
          <table:table-cell table:formula="of:=[.H28]" office:value-type="float" office:value="19" calcext:value-type="float">
            <text:p>19</text:p>
          </table:table-cell>
          <table:table-cell table:style-name="ce1" table:formula="of:=[.I28]" office:value-type="float" office:value="112.5" calcext:value-type="float">
            <text:p>112.5</text:p>
          </table:table-cell>
          <table:table-cell table:style-name="ce1"/>
          <table:table-cell table:style-name="ce1" table:formula="of:=COM.MICROSOFT.CONCAT(&quot;(&quot;; [.M28]; &quot;, &quot;; [.N28]; &quot;, &quot;; [.O28]; &quot;)&quot;)" office:value-type="string" office:string-value="(64, 19, 112.5)" calcext:value-type="string">
            <text:p>(64, 19, 112.5)</text:p>
          </table:table-cell>
          <table:table-cell table:formula="of:=COM.MICROSOFT.CONCAT(&quot;(&quot;; [.O28]; &quot;, &quot;; [.M28]; &quot;, &quot;; [.N28]; &quot;)&quot;)" office:value-type="string" office:string-value="(112.5, 64, 19)" calcext:value-type="string">
            <text:p>(112.5, 64, 19)</text:p>
          </table:table-cell>
          <table:table-cell/>
          <table:table-cell table:formula="of:=[.M28]/[.N28]" office:value-type="float" office:value="3.36842105263158" calcext:value-type="float">
            <text:p>3.36842105263158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51.4" calcext:value-type="float">
            <text:p>51.4</text:p>
          </table:table-cell>
          <table:table-cell table:style-name="ce1" office:value-type="float" office:value="124" calcext:value-type="float">
            <text:p>124</text:p>
          </table:table-cell>
          <table:table-cell/>
          <table:table-cell table:formula="of:=COM.MICROSOFT.CONCAT(&quot;(&quot;; [.G30]; &quot;, &quot;; [.H30]; &quot;, &quot;; [.I30]; &quot;)&quot;)" office:value-type="string" office:string-value="(306, 51.4, 124)" calcext:value-type="string">
            <text:p>(306, 51.4, 124)</text:p>
          </table:table-cell>
          <table:table-cell/>
          <table:table-cell table:formula="of:=ROUND([.G30]*0.5)" office:value-type="float" office:value="153" calcext:value-type="float">
            <text:p>153</text:p>
          </table:table-cell>
          <table:table-cell table:formula="of:=[.H30]" office:value-type="float" office:value="51.4" calcext:value-type="float">
            <text:p>51.4</text:p>
          </table:table-cell>
          <table:table-cell table:style-name="ce1" table:formula="of:=[.I30]" office:value-type="float" office:value="124" calcext:value-type="float">
            <text:p>124</text:p>
          </table:table-cell>
          <table:table-cell table:style-name="ce1"/>
          <table:table-cell table:style-name="ce1" table:formula="of:=COM.MICROSOFT.CONCAT(&quot;(&quot;; [.M30]; &quot;, &quot;; [.N30]; &quot;, &quot;; [.O30]; &quot;)&quot;)" office:value-type="string" office:string-value="(153, 51.4, 124)" calcext:value-type="string">
            <text:p>(153, 51.4, 124)</text:p>
          </table:table-cell>
          <table:table-cell table:formula="of:=COM.MICROSOFT.CONCAT(&quot;(&quot;; [.O30]; &quot;, &quot;; [.M30]; &quot;, &quot;; [.N30]; &quot;)&quot;)" office:value-type="string" office:string-value="(124, 153, 51.4)" calcext:value-type="string">
            <text:p>(124, 153, 51.4)</text:p>
          </table:table-cell>
          <table:table-cell/>
          <table:table-cell table:formula="of:=[.M30]/[.N30]" office:value-type="float" office:value="2.97665369649805" calcext:value-type="float">
            <text:p>2.9766536964980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124" calcext:value-type="float">
            <text:p>124</text:p>
          </table:table-cell>
          <table:table-cell/>
          <table:table-cell table:formula="of:=COM.MICROSOFT.CONCAT(&quot;(&quot;; [.G31]; &quot;, &quot;; [.H31]; &quot;, &quot;; [.I31]; &quot;)&quot;)" office:value-type="string" office:string-value="(151, 25.7, 124)" calcext:value-type="string">
            <text:p>(151, 25.7, 124)</text:p>
          </table:table-cell>
          <table:table-cell/>
          <table:table-cell table:formula="of:=ROUND([.G31]*0.5)" office:value-type="float" office:value="76" calcext:value-type="float">
            <text:p>76</text:p>
          </table:table-cell>
          <table:table-cell table:formula="of:=[.H31]" office:value-type="float" office:value="25.7" calcext:value-type="float">
            <text:p>25.7</text:p>
          </table:table-cell>
          <table:table-cell table:style-name="ce1" table:formula="of:=[.I31]" office:value-type="float" office:value="124" calcext:value-type="float">
            <text:p>124</text:p>
          </table:table-cell>
          <table:table-cell table:style-name="ce1"/>
          <table:table-cell table:style-name="ce1" table:formula="of:=COM.MICROSOFT.CONCAT(&quot;(&quot;; [.M31]; &quot;, &quot;; [.N31]; &quot;, &quot;; [.O31]; &quot;)&quot;)" office:value-type="string" office:string-value="(76, 25.7, 124)" calcext:value-type="string">
            <text:p>(76, 25.7, 124)</text:p>
          </table:table-cell>
          <table:table-cell table:formula="of:=COM.MICROSOFT.CONCAT(&quot;(&quot;; [.O31]; &quot;, &quot;; [.M31]; &quot;, &quot;; [.N31]; &quot;)&quot;)" office:value-type="string" office:string-value="(124, 76, 25.7)" calcext:value-type="string">
            <text:p>(124, 76, 25.7)</text:p>
          </table:table-cell>
          <table:table-cell/>
          <table:table-cell table:formula="of:=[.M31]/[.N31]" office:value-type="float" office:value="2.95719844357977" calcext:value-type="float">
            <text:p>2.95719844357977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2.85" calcext:value-type="float">
            <text:p>12.85</text:p>
          </table:table-cell>
          <table:table-cell table:style-name="ce1" office:value-type="float" office:value="124" calcext:value-type="float">
            <text:p>124</text:p>
          </table:table-cell>
          <table:table-cell/>
          <table:table-cell table:formula="of:=COM.MICROSOFT.CONCAT(&quot;(&quot;; [.G32]; &quot;, &quot;; [.H32]; &quot;, &quot;; [.I32]; &quot;)&quot;)" office:value-type="string" office:string-value="(75, 12.85, 124)" calcext:value-type="string">
            <text:p>(75, 12.85, 124)</text:p>
          </table:table-cell>
          <table:table-cell/>
          <table:table-cell table:formula="of:=ROUND([.G32]*0.5)" office:value-type="float" office:value="38" calcext:value-type="float">
            <text:p>38</text:p>
          </table:table-cell>
          <table:table-cell table:formula="of:=[.H32]" office:value-type="float" office:value="12.85" calcext:value-type="float">
            <text:p>12.85</text:p>
          </table:table-cell>
          <table:table-cell table:style-name="ce1" table:formula="of:=[.I32]" office:value-type="float" office:value="124" calcext:value-type="float">
            <text:p>124</text:p>
          </table:table-cell>
          <table:table-cell table:style-name="ce1"/>
          <table:table-cell table:style-name="ce1" table:formula="of:=COM.MICROSOFT.CONCAT(&quot;(&quot;; [.M32]; &quot;, &quot;; [.N32]; &quot;, &quot;; [.O32]; &quot;)&quot;)" office:value-type="string" office:string-value="(38, 12.85, 124)" calcext:value-type="string">
            <text:p>(38, 12.85, 124)</text:p>
          </table:table-cell>
          <table:table-cell table:formula="of:=COM.MICROSOFT.CONCAT(&quot;(&quot;; [.O32]; &quot;, &quot;; [.M32]; &quot;, &quot;; [.N32]; &quot;)&quot;)" office:value-type="string" office:string-value="(124, 38, 12.85)" calcext:value-type="string">
            <text:p>(124, 38, 12.85)</text:p>
          </table:table-cell>
          <table:table-cell/>
          <table:table-cell table:formula="of:=[.M32]/[.N32]" office:value-type="float" office:value="2.95719844357977" calcext:value-type="float">
            <text:p>2.95719844357977</text:p>
          </table:table-cell>
          <table:table-cell/>
          <table:table-cell table:formula="of:=AVERAGE([.T30:.T35])" office:value-type="float" office:value="3.00596457096047" calcext:value-type="float">
            <text:p>3.00596457096047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24" calcext:value-type="float">
            <text:p>124</text:p>
          </table:table-cell>
          <table:table-cell/>
          <table:table-cell table:formula="of:=COM.MICROSOFT.CONCAT(&quot;(&quot;; [.G33]; &quot;, &quot;; [.H33]; &quot;, &quot;; [.I33]; &quot;)&quot;)" office:value-type="string" office:string-value="(461, 76, 124)" calcext:value-type="string">
            <text:p>(461, 76, 124)</text:p>
          </table:table-cell>
          <table:table-cell/>
          <table:table-cell table:formula="of:=ROUND([.G33]*0.5)" office:value-type="float" office:value="231" calcext:value-type="float">
            <text:p>231</text:p>
          </table:table-cell>
          <table:table-cell table:formula="of:=[.H33]" office:value-type="float" office:value="76" calcext:value-type="float">
            <text:p>76</text:p>
          </table:table-cell>
          <table:table-cell table:style-name="ce1" table:formula="of:=[.I33]" office:value-type="float" office:value="124" calcext:value-type="float">
            <text:p>124</text:p>
          </table:table-cell>
          <table:table-cell table:style-name="ce1"/>
          <table:table-cell table:style-name="ce1" table:formula="of:=COM.MICROSOFT.CONCAT(&quot;(&quot;; [.M33]; &quot;, &quot;; [.N33]; &quot;, &quot;; [.O33]; &quot;)&quot;)" office:value-type="string" office:string-value="(231, 76, 124)" calcext:value-type="string">
            <text:p>(231, 76, 124)</text:p>
          </table:table-cell>
          <table:table-cell table:formula="of:=COM.MICROSOFT.CONCAT(&quot;(&quot;; [.O33]; &quot;, &quot;; [.M33]; &quot;, &quot;; [.N33]; &quot;)&quot;)" office:value-type="string" office:string-value="(124, 231, 76)" calcext:value-type="string">
            <text:p>(124, 231, 76)</text:p>
          </table:table-cell>
          <table:table-cell/>
          <table:table-cell table:formula="of:=[.M33]/[.N33]" office:value-type="float" office:value="3.03947368421053" calcext:value-type="float">
            <text:p>3.03947368421053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4" calcext:value-type="float">
            <text:p>124</text:p>
          </table:table-cell>
          <table:table-cell/>
          <table:table-cell table:formula="of:=COM.MICROSOFT.CONCAT(&quot;(&quot;; [.G34]; &quot;, &quot;; [.H34]; &quot;, &quot;; [.I34]; &quot;)&quot;)" office:value-type="string" office:string-value="(231, 38, 124)" calcext:value-type="string">
            <text:p>(231, 38, 124)</text:p>
          </table:table-cell>
          <table:table-cell/>
          <table:table-cell table:formula="of:=ROUND([.G34]*0.5)" office:value-type="float" office:value="116" calcext:value-type="float">
            <text:p>116</text:p>
          </table:table-cell>
          <table:table-cell table:formula="of:=[.H34]" office:value-type="float" office:value="38" calcext:value-type="float">
            <text:p>38</text:p>
          </table:table-cell>
          <table:table-cell table:style-name="ce1" table:formula="of:=[.I34]" office:value-type="float" office:value="124" calcext:value-type="float">
            <text:p>124</text:p>
          </table:table-cell>
          <table:table-cell table:style-name="ce1"/>
          <table:table-cell table:style-name="ce1" table:formula="of:=COM.MICROSOFT.CONCAT(&quot;(&quot;; [.M34]; &quot;, &quot;; [.N34]; &quot;, &quot;; [.O34]; &quot;)&quot;)" office:value-type="string" office:string-value="(116, 38, 124)" calcext:value-type="string">
            <text:p>(116, 38, 124)</text:p>
          </table:table-cell>
          <table:table-cell table:formula="of:=COM.MICROSOFT.CONCAT(&quot;(&quot;; [.O34]; &quot;, &quot;; [.M34]; &quot;, &quot;; [.N34]; &quot;)&quot;)" office:value-type="string" office:string-value="(124, 116, 38)" calcext:value-type="string">
            <text:p>(124, 116, 38)</text:p>
          </table:table-cell>
          <table:table-cell/>
          <table:table-cell table:formula="of:=[.M34]/[.N34]" office:value-type="float" office:value="3.05263157894737" calcext:value-type="float">
            <text:p>3.05263157894737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4" calcext:value-type="float">
            <text:p>124</text:p>
          </table:table-cell>
          <table:table-cell/>
          <table:table-cell table:formula="of:=COM.MICROSOFT.CONCAT(&quot;(&quot;; [.G35]; &quot;, &quot;; [.H35]; &quot;, &quot;; [.I35]; &quot;)&quot;)" office:value-type="string" office:string-value="(116, 19, 124)" calcext:value-type="string">
            <text:p>(116, 19, 124)</text:p>
          </table:table-cell>
          <table:table-cell/>
          <table:table-cell table:formula="of:=ROUND([.G35]*0.5)" office:value-type="float" office:value="58" calcext:value-type="float">
            <text:p>58</text:p>
          </table:table-cell>
          <table:table-cell table:formula="of:=[.H35]" office:value-type="float" office:value="19" calcext:value-type="float">
            <text:p>19</text:p>
          </table:table-cell>
          <table:table-cell table:style-name="ce1" table:formula="of:=[.I35]" office:value-type="float" office:value="124" calcext:value-type="float">
            <text:p>124</text:p>
          </table:table-cell>
          <table:table-cell table:style-name="ce1"/>
          <table:table-cell table:style-name="ce1" table:formula="of:=COM.MICROSOFT.CONCAT(&quot;(&quot;; [.M35]; &quot;, &quot;; [.N35]; &quot;, &quot;; [.O35]; &quot;)&quot;)" office:value-type="string" office:string-value="(58, 19, 124)" calcext:value-type="string">
            <text:p>(58, 19, 124)</text:p>
          </table:table-cell>
          <table:table-cell table:formula="of:=COM.MICROSOFT.CONCAT(&quot;(&quot;; [.O35]; &quot;, &quot;; [.M35]; &quot;, &quot;; [.N35]; &quot;)&quot;)" office:value-type="string" office:string-value="(124, 58, 19)" calcext:value-type="string">
            <text:p>(124, 58, 19)</text:p>
          </table:table-cell>
          <table:table-cell/>
          <table:table-cell table:formula="of:=[.M35]/[.N35]" office:value-type="float" office:value="3.05263157894737" calcext:value-type="float">
            <text:p>3.05263157894737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51.4" calcext:value-type="float">
            <text:p>51.4</text:p>
          </table:table-cell>
          <table:table-cell table:style-name="ce1" office:value-type="float" office:value="133.5" calcext:value-type="float">
            <text:p>133.5</text:p>
          </table:table-cell>
          <table:table-cell/>
          <table:table-cell table:formula="of:=COM.MICROSOFT.CONCAT(&quot;(&quot;; [.G37]; &quot;, &quot;; [.H37]; &quot;, &quot;; [.I37]; &quot;)&quot;)" office:value-type="string" office:string-value="(282, 51.4, 133.5)" calcext:value-type="string">
            <text:p>(282, 51.4, 133.5)</text:p>
          </table:table-cell>
          <table:table-cell/>
          <table:table-cell table:formula="of:=ROUND([.G37]*0.5)" office:value-type="float" office:value="141" calcext:value-type="float">
            <text:p>141</text:p>
          </table:table-cell>
          <table:table-cell table:formula="of:=[.H37]" office:value-type="float" office:value="51.4" calcext:value-type="float">
            <text:p>51.4</text:p>
          </table:table-cell>
          <table:table-cell table:style-name="ce1" table:formula="of:=[.I37]" office:value-type="float" office:value="133.5" calcext:value-type="float">
            <text:p>133.5</text:p>
          </table:table-cell>
          <table:table-cell table:style-name="ce1"/>
          <table:table-cell table:style-name="ce1" table:formula="of:=COM.MICROSOFT.CONCAT(&quot;(&quot;; [.M37]; &quot;, &quot;; [.N37]; &quot;, &quot;; [.O37]; &quot;)&quot;)" office:value-type="string" office:string-value="(141, 51.4, 133.5)" calcext:value-type="string">
            <text:p>(141, 51.4, 133.5)</text:p>
          </table:table-cell>
          <table:table-cell table:formula="of:=COM.MICROSOFT.CONCAT(&quot;(&quot;; [.O37]; &quot;, &quot;; [.M37]; &quot;, &quot;; [.N37]; &quot;)&quot;)" office:value-type="string" office:string-value="(133.5, 141, 51.4)" calcext:value-type="string">
            <text:p>(133.5, 141, 51.4)</text:p>
          </table:table-cell>
          <table:table-cell/>
          <table:table-cell table:formula="of:=[.M37]/[.N37]" office:value-type="float" office:value="2.7431906614786" calcext:value-type="float">
            <text:p>2.7431906614786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133.5" calcext:value-type="float">
            <text:p>133.5</text:p>
          </table:table-cell>
          <table:table-cell/>
          <table:table-cell table:formula="of:=COM.MICROSOFT.CONCAT(&quot;(&quot;; [.G38]; &quot;, &quot;; [.H38]; &quot;, &quot;; [.I38]; &quot;)&quot;)" office:value-type="string" office:string-value="(140, 25.7, 133.5)" calcext:value-type="string">
            <text:p>(140, 25.7, 133.5)</text:p>
          </table:table-cell>
          <table:table-cell/>
          <table:table-cell table:formula="of:=ROUND([.G38]*0.5)" office:value-type="float" office:value="70" calcext:value-type="float">
            <text:p>70</text:p>
          </table:table-cell>
          <table:table-cell table:formula="of:=[.H38]" office:value-type="float" office:value="25.7" calcext:value-type="float">
            <text:p>25.7</text:p>
          </table:table-cell>
          <table:table-cell table:style-name="ce1" table:formula="of:=[.I38]" office:value-type="float" office:value="133.5" calcext:value-type="float">
            <text:p>133.5</text:p>
          </table:table-cell>
          <table:table-cell table:style-name="ce1"/>
          <table:table-cell table:style-name="ce1" table:formula="of:=COM.MICROSOFT.CONCAT(&quot;(&quot;; [.M38]; &quot;, &quot;; [.N38]; &quot;, &quot;; [.O38]; &quot;)&quot;)" office:value-type="string" office:string-value="(70, 25.7, 133.5)" calcext:value-type="string">
            <text:p>(70, 25.7, 133.5)</text:p>
          </table:table-cell>
          <table:table-cell table:formula="of:=COM.MICROSOFT.CONCAT(&quot;(&quot;; [.O38]; &quot;, &quot;; [.M38]; &quot;, &quot;; [.N38]; &quot;)&quot;)" office:value-type="string" office:string-value="(133.5, 70, 25.7)" calcext:value-type="string">
            <text:p>(133.5, 70, 25.7)</text:p>
          </table:table-cell>
          <table:table-cell/>
          <table:table-cell table:formula="of:=[.M38]/[.N38]" office:value-type="float" office:value="2.72373540856031" calcext:value-type="float">
            <text:p>2.72373540856031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2.85" calcext:value-type="float">
            <text:p>12.85</text:p>
          </table:table-cell>
          <table:table-cell table:style-name="ce1" office:value-type="float" office:value="133.5" calcext:value-type="float">
            <text:p>133.5</text:p>
          </table:table-cell>
          <table:table-cell/>
          <table:table-cell table:formula="of:=COM.MICROSOFT.CONCAT(&quot;(&quot;; [.G39]; &quot;, &quot;; [.H39]; &quot;, &quot;; [.I39]; &quot;)&quot;)" office:value-type="string" office:string-value="(70, 12.85, 133.5)" calcext:value-type="string">
            <text:p>(70, 12.85, 133.5)</text:p>
          </table:table-cell>
          <table:table-cell/>
          <table:table-cell table:formula="of:=ROUND([.G39]*0.5)" office:value-type="float" office:value="35" calcext:value-type="float">
            <text:p>35</text:p>
          </table:table-cell>
          <table:table-cell table:formula="of:=[.H39]" office:value-type="float" office:value="12.85" calcext:value-type="float">
            <text:p>12.85</text:p>
          </table:table-cell>
          <table:table-cell table:style-name="ce1" table:formula="of:=[.I39]" office:value-type="float" office:value="133.5" calcext:value-type="float">
            <text:p>133.5</text:p>
          </table:table-cell>
          <table:table-cell table:style-name="ce1"/>
          <table:table-cell table:style-name="ce1" table:formula="of:=COM.MICROSOFT.CONCAT(&quot;(&quot;; [.M39]; &quot;, &quot;; [.N39]; &quot;, &quot;; [.O39]; &quot;)&quot;)" office:value-type="string" office:string-value="(35, 12.85, 133.5)" calcext:value-type="string">
            <text:p>(35, 12.85, 133.5)</text:p>
          </table:table-cell>
          <table:table-cell table:formula="of:=COM.MICROSOFT.CONCAT(&quot;(&quot;; [.O39]; &quot;, &quot;; [.M39]; &quot;, &quot;; [.N39]; &quot;)&quot;)" office:value-type="string" office:string-value="(133.5, 35, 12.85)" calcext:value-type="string">
            <text:p>(133.5, 35, 12.85)</text:p>
          </table:table-cell>
          <table:table-cell/>
          <table:table-cell table:formula="of:=[.M39]/[.N39]" office:value-type="float" office:value="2.72373540856031" calcext:value-type="float">
            <text:p>2.72373540856031</text:p>
          </table:table-cell>
          <table:table-cell/>
          <table:table-cell table:formula="of:=AVERAGE([.T37:.T42])" office:value-type="float" office:value="2.75765410608233" calcext:value-type="float">
            <text:p>2.75765410608233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33.5" calcext:value-type="float">
            <text:p>133.5</text:p>
          </table:table-cell>
          <table:table-cell/>
          <table:table-cell table:formula="of:=COM.MICROSOFT.CONCAT(&quot;(&quot;; [.G40]; &quot;, &quot;; [.H40]; &quot;, &quot;; [.I40]; &quot;)&quot;)" office:value-type="string" office:string-value="(422, 76, 133.5)" calcext:value-type="string">
            <text:p>(422, 76, 133.5)</text:p>
          </table:table-cell>
          <table:table-cell/>
          <table:table-cell table:formula="of:=ROUND([.G40]*0.5)" office:value-type="float" office:value="211" calcext:value-type="float">
            <text:p>211</text:p>
          </table:table-cell>
          <table:table-cell table:formula="of:=[.H40]" office:value-type="float" office:value="76" calcext:value-type="float">
            <text:p>76</text:p>
          </table:table-cell>
          <table:table-cell table:style-name="ce1" table:formula="of:=[.I40]" office:value-type="float" office:value="133.5" calcext:value-type="float">
            <text:p>133.5</text:p>
          </table:table-cell>
          <table:table-cell table:style-name="ce1"/>
          <table:table-cell table:style-name="ce1" table:formula="of:=COM.MICROSOFT.CONCAT(&quot;(&quot;; [.M40]; &quot;, &quot;; [.N40]; &quot;, &quot;; [.O40]; &quot;)&quot;)" office:value-type="string" office:string-value="(211, 76, 133.5)" calcext:value-type="string">
            <text:p>(211, 76, 133.5)</text:p>
          </table:table-cell>
          <table:table-cell table:formula="of:=COM.MICROSOFT.CONCAT(&quot;(&quot;; [.O40]; &quot;, &quot;; [.M40]; &quot;, &quot;; [.N40]; &quot;)&quot;)" office:value-type="string" office:string-value="(133.5, 211, 76)" calcext:value-type="string">
            <text:p>(133.5, 211, 76)</text:p>
          </table:table-cell>
          <table:table-cell/>
          <table:table-cell table:formula="of:=[.M40]/[.N40]" office:value-type="float" office:value="2.77631578947368" calcext:value-type="float">
            <text:p>2.77631578947368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3.5" calcext:value-type="float">
            <text:p>133.5</text:p>
          </table:table-cell>
          <table:table-cell/>
          <table:table-cell table:formula="of:=COM.MICROSOFT.CONCAT(&quot;(&quot;; [.G41]; &quot;, &quot;; [.H41]; &quot;, &quot;; [.I41]; &quot;)&quot;)" office:value-type="string" office:string-value="(212, 38, 133.5)" calcext:value-type="string">
            <text:p>(212, 38, 133.5)</text:p>
          </table:table-cell>
          <table:table-cell/>
          <table:table-cell table:formula="of:=ROUND([.G41]*0.5)" office:value-type="float" office:value="106" calcext:value-type="float">
            <text:p>106</text:p>
          </table:table-cell>
          <table:table-cell table:formula="of:=[.H41]" office:value-type="float" office:value="38" calcext:value-type="float">
            <text:p>38</text:p>
          </table:table-cell>
          <table:table-cell table:style-name="ce1" table:formula="of:=[.I41]" office:value-type="float" office:value="133.5" calcext:value-type="float">
            <text:p>133.5</text:p>
          </table:table-cell>
          <table:table-cell table:style-name="ce1"/>
          <table:table-cell table:style-name="ce1" table:formula="of:=COM.MICROSOFT.CONCAT(&quot;(&quot;; [.M41]; &quot;, &quot;; [.N41]; &quot;, &quot;; [.O41]; &quot;)&quot;)" office:value-type="string" office:string-value="(106, 38, 133.5)" calcext:value-type="string">
            <text:p>(106, 38, 133.5)</text:p>
          </table:table-cell>
          <table:table-cell table:formula="of:=COM.MICROSOFT.CONCAT(&quot;(&quot;; [.O41]; &quot;, &quot;; [.M41]; &quot;, &quot;; [.N41]; &quot;)&quot;)" office:value-type="string" office:string-value="(133.5, 106, 38)" calcext:value-type="string">
            <text:p>(133.5, 106, 38)</text:p>
          </table:table-cell>
          <table:table-cell/>
          <table:table-cell table:formula="of:=[.M41]/[.N41]" office:value-type="float" office:value="2.78947368421053" calcext:value-type="float">
            <text:p>2.78947368421053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3.5" calcext:value-type="float">
            <text:p>133.5</text:p>
          </table:table-cell>
          <table:table-cell/>
          <table:table-cell table:formula="of:=COM.MICROSOFT.CONCAT(&quot;(&quot;; [.G42]; &quot;, &quot;; [.H42]; &quot;, &quot;; [.I42]; &quot;)&quot;)" office:value-type="string" office:string-value="(105, 19, 133.5)" calcext:value-type="string">
            <text:p>(105, 19, 133.5)</text:p>
          </table:table-cell>
          <table:table-cell/>
          <table:table-cell table:formula="of:=ROUND([.G42]*0.5)" office:value-type="float" office:value="53" calcext:value-type="float">
            <text:p>53</text:p>
          </table:table-cell>
          <table:table-cell table:formula="of:=[.H42]" office:value-type="float" office:value="19" calcext:value-type="float">
            <text:p>19</text:p>
          </table:table-cell>
          <table:table-cell table:style-name="ce1" table:formula="of:=[.I42]" office:value-type="float" office:value="133.5" calcext:value-type="float">
            <text:p>133.5</text:p>
          </table:table-cell>
          <table:table-cell table:style-name="ce1"/>
          <table:table-cell table:style-name="ce1" table:formula="of:=COM.MICROSOFT.CONCAT(&quot;(&quot;; [.M42]; &quot;, &quot;; [.N42]; &quot;, &quot;; [.O42]; &quot;)&quot;)" office:value-type="string" office:string-value="(53, 19, 133.5)" calcext:value-type="string">
            <text:p>(53, 19, 133.5)</text:p>
          </table:table-cell>
          <table:table-cell table:formula="of:=COM.MICROSOFT.CONCAT(&quot;(&quot;; [.O42]; &quot;, &quot;; [.M42]; &quot;, &quot;; [.N42]; &quot;)&quot;)" office:value-type="string" office:string-value="(133.5, 53, 19)" calcext:value-type="string">
            <text:p>(133.5, 53, 19)</text:p>
          </table:table-cell>
          <table:table-cell/>
          <table:table-cell table:formula="of:=[.M42]/[.N42]" office:value-type="float" office:value="2.78947368421053" calcext:value-type="float">
            <text:p>2.78947368421053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7"/>
          <table:table-cell table:style-name="Default"/>
          <table:table-cell table:number-columns-repeated="18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7"/>
          <table:table-cell table:style-name="Default"/>
          <table:table-cell table:number-columns-repeated="1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7"/>
          <table:table-cell office:value-type="string" calcext:value-type="string">
            <text:p>px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px/cm</text:p>
          </table:table-cell>
          <table:table-cell office:value-type="string" calcext:value-type="string">
            <text:p>avg(px/cm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*(px/cm)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514" calcext:value-type="float">
            <text:p>514</text:p>
          </table:table-cell>
          <table:table-cell table:style-name="ce1" office:value-type="float" office:value="51.4" calcext:value-type="float">
            <text:p>51.4</text:p>
          </table:table-cell>
          <table:table-cell table:formula="of:=[.K57]/[.L57]" office:value-type="float" office:value="10" calcext:value-type="float">
            <text:p>10</text:p>
          </table:table-cell>
          <table:table-cell table:formula="of:=AVERAGE([.M57:.M62])" office:value-type="float" office:value="9.9935149156939" calcext:value-type="float">
            <text:p>9.9935149156939</text:p>
          </table:table-cell>
          <table:table-cell office:value-type="float" office:value="76" calcext:value-type="float">
            <text:p>76</text:p>
          </table:table-cell>
          <table:table-cell table:formula="of:=[.N57]*[.O57]" office:value-type="float" office:value="759.507133592737" calcext:value-type="float">
            <text:p>759.507133592737</text:p>
          </table:table-cell>
          <table:table-cell table:number-columns-repeated="1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257" calcext:value-type="float">
            <text:p>257</text:p>
          </table:table-cell>
          <table:table-cell table:style-name="ce1" office:value-type="float" office:value="25.7" calcext:value-type="float">
            <text:p>25.7</text:p>
          </table:table-cell>
          <table:table-cell table:formula="of:=[.K58]/[.L58]" office:value-type="float" office:value="10" calcext:value-type="float">
            <text:p>10</text:p>
          </table:table-cell>
          <table:table-cell table:formula="of:=AVERAGE([.M64:.M69])" office:value-type="float" office:value="7.93597685848863" calcext:value-type="float">
            <text:p>7.93597685848863</text:p>
          </table:table-cell>
          <table:table-cell office:value-type="float" office:value="94" calcext:value-type="float">
            <text:p>94</text:p>
          </table:table-cell>
          <table:table-cell table:formula="of:=[.N58]*[.O58]" office:value-type="float" office:value="745.981824697932" calcext:value-type="float">
            <text:p>745.981824697932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table:style-name="ce1" office:value-type="float" office:value="12.85" calcext:value-type="float">
            <text:p>12.85</text:p>
          </table:table-cell>
          <table:table-cell table:formula="of:=[.K59]/[.L59]" office:value-type="float" office:value="9.96108949416342" calcext:value-type="float">
            <text:p>9.96108949416342</text:p>
          </table:table-cell>
          <table:table-cell table:formula="of:=AVERAGE([.M71:.M76])" office:value-type="float" office:value="7.09024506792273" calcext:value-type="float">
            <text:p>7.09024506792273</text:p>
          </table:table-cell>
          <table:table-cell office:value-type="float" office:value="107" calcext:value-type="float">
            <text:p>107</text:p>
          </table:table-cell>
          <table:table-cell table:formula="of:=[.N59]*[.O59]" office:value-type="float" office:value="758.656222267732" calcext:value-type="float">
            <text:p>758.656222267732</text:p>
          </table:table-cell>
          <table:table-cell table:formula="of:=AVERAGE([.P57:.P62])" office:value-type="float" office:value="744.079888132296" calcext:value-type="float">
            <text:p>744.079888132296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760" calcext:value-type="float">
            <text:p>760</text:p>
          </table:table-cell>
          <table:table-cell table:style-name="ce1" office:value-type="float" office:value="76" calcext:value-type="float">
            <text:p>76</text:p>
          </table:table-cell>
          <table:table-cell table:formula="of:=[.K60]/[.L60]" office:value-type="float" office:value="10" calcext:value-type="float">
            <text:p>10</text:p>
          </table:table-cell>
          <table:table-cell table:formula="of:=AVERAGE([.M78:.M83])" office:value-type="float" office:value="6.51647723394088" calcext:value-type="float">
            <text:p>6.51647723394088</text:p>
          </table:table-cell>
          <table:table-cell office:value-type="float" office:value="112.5" calcext:value-type="float">
            <text:p>112.5</text:p>
          </table:table-cell>
          <table:table-cell table:formula="of:=[.N60]*[.O60]" office:value-type="float" office:value="733.103688818349" calcext:value-type="float">
            <text:p>733.103688818349</text:p>
          </table:table-cell>
          <table:table-cell table:style-name="ce3" table:formula="of:=[.Q59]/2" office:value-type="float" office:value="372.039944066148" calcext:value-type="float">
            <text:p>372.039944066148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style-name="ce1" office:value-type="float" office:value="38" calcext:value-type="float">
            <text:p>38</text:p>
          </table:table-cell>
          <table:table-cell table:formula="of:=[.K61]/[.L61]" office:value-type="float" office:value="10" calcext:value-type="float">
            <text:p>10</text:p>
          </table:table-cell>
          <table:table-cell table:formula="of:=AVERAGE([.M85:.M90])" office:value-type="float" office:value="5.90675984708854" calcext:value-type="float">
            <text:p>5.90675984708854</text:p>
          </table:table-cell>
          <table:table-cell office:value-type="float" office:value="124" calcext:value-type="float">
            <text:p>124</text:p>
          </table:table-cell>
          <table:table-cell table:formula="of:=[.N61]*[.O61]" office:value-type="float" office:value="732.438221038979" calcext:value-type="float">
            <text:p>732.438221038979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190" calcext:value-type="float">
            <text:p>190</text:p>
          </table:table-cell>
          <table:table-cell table:style-name="ce1" office:value-type="float" office:value="19" calcext:value-type="float">
            <text:p>19</text:p>
          </table:table-cell>
          <table:table-cell table:formula="of:=[.K62]/[.L62]" office:value-type="float" office:value="10" calcext:value-type="float">
            <text:p>10</text:p>
          </table:table-cell>
          <table:table-cell table:formula="of:=AVERAGE([.M92:.M97])" office:value-type="float" office:value="5.50406171069698" calcext:value-type="float">
            <text:p>5.50406171069698</text:p>
          </table:table-cell>
          <table:table-cell office:value-type="float" office:value="133.5" calcext:value-type="float">
            <text:p>133.5</text:p>
          </table:table-cell>
          <table:table-cell table:formula="of:=[.N62]*[.O62]" office:value-type="float" office:value="734.792238378046" calcext:value-type="float">
            <text:p>734.792238378046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7"/>
          <table:table-cell table:style-name="Default"/>
          <table:table-cell table:number-columns-repeated="18"/>
        </table:table-row>
        <table:table-row table:style-name="ro1">
          <table:table-cell table:number-columns-repeated="10"/>
          <table:table-cell office:value-type="float" office:value="408" calcext:value-type="float">
            <text:p>408</text:p>
          </table:table-cell>
          <table:table-cell table:style-name="ce1" office:value-type="float" office:value="51.4" calcext:value-type="float">
            <text:p>51.4</text:p>
          </table:table-cell>
          <table:table-cell table:formula="of:=[.K64]/[.L64]" office:value-type="float" office:value="7.93774319066148" calcext:value-type="float">
            <text:p>7.93774319066148</text:p>
          </table:table-cell>
          <table:table-cell table:number-columns-repeated="16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204" calcext:value-type="float">
            <text:p>204</text:p>
          </table:table-cell>
          <table:table-cell table:style-name="ce1" office:value-type="float" office:value="25.7" calcext:value-type="float">
            <text:p>25.7</text:p>
          </table:table-cell>
          <table:table-cell table:formula="of:=[.K65]/[.L65]" office:value-type="float" office:value="7.93774319066148" calcext:value-type="float">
            <text:p>7.93774319066148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102" calcext:value-type="float">
            <text:p>102</text:p>
          </table:table-cell>
          <table:table-cell table:style-name="ce1" office:value-type="float" office:value="12.85" calcext:value-type="float">
            <text:p>12.85</text:p>
          </table:table-cell>
          <table:table-cell table:formula="of:=[.K66]/[.L66]" office:value-type="float" office:value="7.93774319066148" calcext:value-type="float">
            <text:p>7.93774319066148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603" calcext:value-type="float">
            <text:p>603</text:p>
          </table:table-cell>
          <table:table-cell table:style-name="ce1" office:value-type="float" office:value="76" calcext:value-type="float">
            <text:p>76</text:p>
          </table:table-cell>
          <table:table-cell table:formula="of:=[.K67]/[.L67]" office:value-type="float" office:value="7.93421052631579" calcext:value-type="float">
            <text:p>7.93421052631579</text:p>
          </table:table-cell>
          <table:table-cell table:number-columns-repeated="16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301" calcext:value-type="float">
            <text:p>301</text:p>
          </table:table-cell>
          <table:table-cell table:style-name="ce1" office:value-type="float" office:value="38" calcext:value-type="float">
            <text:p>38</text:p>
          </table:table-cell>
          <table:table-cell table:formula="of:=[.K68]/[.L68]" office:value-type="float" office:value="7.92105263157895" calcext:value-type="float">
            <text:p>7.92105263157895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 table:style-name="ce1" office:value-type="float" office:value="19" calcext:value-type="float">
            <text:p>19</text:p>
          </table:table-cell>
          <table:table-cell table:formula="of:=[.K69]/[.L69]" office:value-type="float" office:value="7.94736842105263" calcext:value-type="float">
            <text:p>7.94736842105263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8"/>
          <table:table-cell table:style-name="ce1"/>
          <table:table-cell table:number-columns-repeated="17"/>
        </table:table-row>
        <table:table-row table:style-name="ro1">
          <table:table-cell table:number-columns-repeated="10"/>
          <table:table-cell office:value-type="float" office:value="365" calcext:value-type="float">
            <text:p>365</text:p>
          </table:table-cell>
          <table:table-cell table:style-name="ce1" office:value-type="float" office:value="51.4" calcext:value-type="float">
            <text:p>51.4</text:p>
          </table:table-cell>
          <table:table-cell table:formula="of:=[.K71]/[.L71]" office:value-type="float" office:value="7.1011673151751" calcext:value-type="float">
            <text:p>7.1011673151751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133.5" calcext:value-type="float">
            <text:p>133.5</text:p>
          </table:table-cell>
          <table:table-cell table:number-columns-repeated="7"/>
          <table:table-cell office:value-type="float" office:value="183" calcext:value-type="float">
            <text:p>183</text:p>
          </table:table-cell>
          <table:table-cell table:style-name="ce1" office:value-type="float" office:value="25.7" calcext:value-type="float">
            <text:p>25.7</text:p>
          </table:table-cell>
          <table:table-cell table:formula="of:=[.K72]/[.L72]" office:value-type="float" office:value="7.12062256809339" calcext:value-type="float">
            <text:p>7.1206225680933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33.5" calcext:value-type="float">
            <text:p>133.5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style-name="ce1" office:value-type="float" office:value="12.85" calcext:value-type="float">
            <text:p>12.85</text:p>
          </table:table-cell>
          <table:table-cell table:formula="of:=[.K73]/[.L73]" office:value-type="float" office:value="7.00389105058366" calcext:value-type="float">
            <text:p>7.00389105058366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33.5" calcext:value-type="float">
            <text:p>133.5</text:p>
          </table:table-cell>
          <table:table-cell table:number-columns-repeated="7"/>
          <table:table-cell office:value-type="float" office:value="540" calcext:value-type="float">
            <text:p>540</text:p>
          </table:table-cell>
          <table:table-cell table:style-name="ce1" office:value-type="float" office:value="76" calcext:value-type="float">
            <text:p>76</text:p>
          </table:table-cell>
          <table:table-cell table:formula="of:=[.K74]/[.L74]" office:value-type="float" office:value="7.10526315789474" calcext:value-type="float">
            <text:p>7.10526315789474</text:p>
          </table:table-cell>
          <table:table-cell table:number-columns-repeated="16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float" office:value="133.5" calcext:value-type="float">
            <text:p>133.5</text:p>
          </table:table-cell>
          <table:table-cell table:number-columns-repeated="7"/>
          <table:table-cell office:value-type="float" office:value="270" calcext:value-type="float">
            <text:p>270</text:p>
          </table:table-cell>
          <table:table-cell table:style-name="ce1" office:value-type="float" office:value="38" calcext:value-type="float">
            <text:p>38</text:p>
          </table:table-cell>
          <table:table-cell table:formula="of:=[.K75]/[.L75]" office:value-type="float" office:value="7.10526315789474" calcext:value-type="float">
            <text:p>7.10526315789474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133.5" calcext:value-type="float">
            <text:p>133.5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table:style-name="ce1" office:value-type="float" office:value="19" calcext:value-type="float">
            <text:p>19</text:p>
          </table:table-cell>
          <table:table-cell table:formula="of:=[.K76]/[.L76]" office:value-type="float" office:value="7.10526315789474" calcext:value-type="float">
            <text:p>7.10526315789474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33.5" calcext:value-type="float">
            <text:p>133.5</text:p>
          </table:table-cell>
          <table:table-cell table:number-columns-repeated="8"/>
          <table:table-cell table:style-name="ce1"/>
          <table:table-cell table:number-columns-repeated="17"/>
        </table:table-row>
        <table:table-row table:style-name="ro1">
          <table:table-cell table:number-columns-repeated="10"/>
          <table:table-cell office:value-type="float" office:value="334" calcext:value-type="float">
            <text:p>334</text:p>
          </table:table-cell>
          <table:table-cell table:style-name="ce1" office:value-type="float" office:value="51.4" calcext:value-type="float">
            <text:p>51.4</text:p>
          </table:table-cell>
          <table:table-cell table:formula="of:=[.K78]/[.L78]" office:value-type="float" office:value="6.49805447470817" calcext:value-type="float">
            <text:p>6.49805447470817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133.5" calcext:value-type="float">
            <text:p>133.5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style-name="ce1" office:value-type="float" office:value="25.7" calcext:value-type="float">
            <text:p>25.7</text:p>
          </table:table-cell>
          <table:table-cell table:formula="of:=[.K79]/[.L79]" office:value-type="float" office:value="6.49805447470817" calcext:value-type="float">
            <text:p>6.49805447470817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133.5" calcext:value-type="float">
            <text:p>133.5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table:style-name="ce1" office:value-type="float" office:value="12.85" calcext:value-type="float">
            <text:p>12.85</text:p>
          </table:table-cell>
          <table:table-cell table:formula="of:=[.K80]/[.L80]" office:value-type="float" office:value="6.53696498054475" calcext:value-type="float">
            <text:p>6.53696498054475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133.5" calcext:value-type="float">
            <text:p>133.5</text:p>
          </table:table-cell>
          <table:table-cell table:number-columns-repeated="7"/>
          <table:table-cell office:value-type="float" office:value="497" calcext:value-type="float">
            <text:p>497</text:p>
          </table:table-cell>
          <table:table-cell table:style-name="ce1" office:value-type="float" office:value="76" calcext:value-type="float">
            <text:p>76</text:p>
          </table:table-cell>
          <table:table-cell table:formula="of:=[.K81]/[.L81]" office:value-type="float" office:value="6.53947368421053" calcext:value-type="float">
            <text:p>6.53947368421053</text:p>
          </table:table-cell>
          <table:table-cell table:number-columns-repeated="16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float" office:value="133.5" calcext:value-type="float">
            <text:p>133.5</text:p>
          </table:table-cell>
          <table:table-cell table:number-columns-repeated="7"/>
          <table:table-cell office:value-type="float" office:value="247" calcext:value-type="float">
            <text:p>247</text:p>
          </table:table-cell>
          <table:table-cell table:style-name="ce1" office:value-type="float" office:value="38" calcext:value-type="float">
            <text:p>38</text:p>
          </table:table-cell>
          <table:table-cell table:formula="of:=[.K82]/[.L82]" office:value-type="float" office:value="6.5" calcext:value-type="float">
            <text:p>6.5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133.5" calcext:value-type="float">
            <text:p>133.5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style-name="ce1" office:value-type="float" office:value="19" calcext:value-type="float">
            <text:p>19</text:p>
          </table:table-cell>
          <table:table-cell table:formula="of:=[.K83]/[.L83]" office:value-type="float" office:value="6.52631578947368" calcext:value-type="float">
            <text:p>6.52631578947368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33.5" calcext:value-type="float">
            <text:p>133.5</text:p>
          </table:table-cell>
          <table:table-cell table:number-columns-repeated="8"/>
          <table:table-cell table:style-name="ce1"/>
          <table:table-cell table:number-columns-repeated="17"/>
        </table:table-row>
        <table:table-row table:style-name="ro1">
          <table:table-cell table:number-columns-repeated="10"/>
          <table:table-cell office:value-type="float" office:value="304" calcext:value-type="float">
            <text:p>304</text:p>
          </table:table-cell>
          <table:table-cell table:style-name="ce1" office:value-type="float" office:value="51.4" calcext:value-type="float">
            <text:p>51.4</text:p>
          </table:table-cell>
          <table:table-cell table:formula="of:=[.K85]/[.L85]" office:value-type="float" office:value="5.91439688715953" calcext:value-type="float">
            <text:p>5.91439688715953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style-name="ce1" office:value-type="float" office:value="25.7" calcext:value-type="float">
            <text:p>25.7</text:p>
          </table:table-cell>
          <table:table-cell table:formula="of:=[.K86]/[.L86]" office:value-type="float" office:value="5.91439688715953" calcext:value-type="float">
            <text:p>5.91439688715953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style-name="ce1" office:value-type="float" office:value="12.85" calcext:value-type="float">
            <text:p>12.85</text:p>
          </table:table-cell>
          <table:table-cell table:formula="of:=[.K87]/[.L87]" office:value-type="float" office:value="5.91439688715953" calcext:value-type="float">
            <text:p>5.91439688715953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449" calcext:value-type="float">
            <text:p>449</text:p>
          </table:table-cell>
          <table:table-cell table:style-name="ce1" office:value-type="float" office:value="76" calcext:value-type="float">
            <text:p>76</text:p>
          </table:table-cell>
          <table:table-cell table:formula="of:=[.K88]/[.L88]" office:value-type="float" office:value="5.90789473684211" calcext:value-type="float">
            <text:p>5.9078947368421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224" calcext:value-type="float">
            <text:p>224</text:p>
          </table:table-cell>
          <table:table-cell table:style-name="ce1" office:value-type="float" office:value="38" calcext:value-type="float">
            <text:p>38</text:p>
          </table:table-cell>
          <table:table-cell table:formula="of:=[.K89]/[.L89]" office:value-type="float" office:value="5.89473684210526" calcext:value-type="float">
            <text:p>5.89473684210526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style-name="ce1" office:value-type="float" office:value="19" calcext:value-type="float">
            <text:p>19</text:p>
          </table:table-cell>
          <table:table-cell table:formula="of:=[.K90]/[.L90]" office:value-type="float" office:value="5.89473684210526" calcext:value-type="float">
            <text:p>5.89473684210526</text:p>
          </table:table-cell>
          <table:table-cell table:number-columns-repeated="16"/>
        </table:table-row>
        <table:table-row table:style-name="ro1">
          <table:table-cell table:number-columns-repeated="11"/>
          <table:table-cell table:style-name="ce1"/>
          <table:table-cell table:number-columns-repeated="17"/>
        </table:table-row>
        <table:table-row table:style-name="ro1">
          <table:table-cell table:number-columns-repeated="10"/>
          <table:table-cell office:value-type="float" office:value="282" calcext:value-type="float">
            <text:p>282</text:p>
          </table:table-cell>
          <table:table-cell table:style-name="ce1" office:value-type="float" office:value="51.4" calcext:value-type="float">
            <text:p>51.4</text:p>
          </table:table-cell>
          <table:table-cell table:formula="of:=[.K92]/[.L92]" office:value-type="float" office:value="5.4863813229572" calcext:value-type="float">
            <text:p>5.4863813229572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style-name="ce1" office:value-type="float" office:value="25.7" calcext:value-type="float">
            <text:p>25.7</text:p>
          </table:table-cell>
          <table:table-cell table:formula="of:=[.K93]/[.L93]" office:value-type="float" office:value="5.4863813229572" calcext:value-type="float">
            <text:p>5.4863813229572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style-name="ce1" office:value-type="float" office:value="12.85" calcext:value-type="float">
            <text:p>12.85</text:p>
          </table:table-cell>
          <table:table-cell table:formula="of:=[.K94]/[.L94]" office:value-type="float" office:value="5.52529182879377" calcext:value-type="float">
            <text:p>5.52529182879377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418" calcext:value-type="float">
            <text:p>418</text:p>
          </table:table-cell>
          <table:table-cell table:style-name="ce1" office:value-type="float" office:value="76" calcext:value-type="float">
            <text:p>76</text:p>
          </table:table-cell>
          <table:table-cell table:formula="of:=[.K95]/[.L95]" office:value-type="float" office:value="5.5" calcext:value-type="float">
            <text:p>5.5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10"/>
          <table:table-cell office:value-type="float" office:value="209" calcext:value-type="float">
            <text:p>209</text:p>
          </table:table-cell>
          <table:table-cell table:style-name="ce1" office:value-type="float" office:value="38" calcext:value-type="float">
            <text:p>38</text:p>
          </table:table-cell>
          <table:table-cell table:formula="of:=[.K96]/[.L96]" office:value-type="float" office:value="5.5" calcext:value-type="float">
            <text:p>5.5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style-name="ce1" office:value-type="float" office:value="19" calcext:value-type="float">
            <text:p>19</text:p>
          </table:table-cell>
          <table:table-cell table:formula="of:=[.K97]/[.L97]" office:value-type="float" office:value="5.52631578947368" calcext:value-type="float">
            <text:p>5.52631578947368</text:p>
          </table:table-cell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02:31:55.951523612</meta:creation-date>
    <dc:date>2018-06-25T08:32:17.985308413</dc:date>
    <meta:editing-duration>PT2H22M55S</meta:editing-duration>
    <meta:editing-cycles>1</meta:editing-cycles>
    <meta:document-statistic meta:table-count="1" meta:cell-count="704" meta:object-count="0"/>
    <meta:generator>LibreOffice/5.2.7.2$Linux_X86_64 LibreOffice_project/20m0$Build-2</meta:generator>
  </office:meta>
</office:document-meta>
</file>